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7ca95" officeooo:paragraph-rsid="0017ca95"/>
    </style:style>
    <style:style style:name="P2" style:family="paragraph" style:parent-style-name="Standard">
      <style:text-properties officeooo:rsid="0017ca95" officeooo:paragraph-rsid="00271f99"/>
    </style:style>
    <style:style style:name="P3" style:family="paragraph" style:parent-style-name="Standard">
      <style:text-properties officeooo:rsid="0017ca95" officeooo:paragraph-rsid="0035996e"/>
    </style:style>
    <style:style style:name="P4" style:family="paragraph" style:parent-style-name="Standard">
      <style:text-properties officeooo:rsid="0017ca95" officeooo:paragraph-rsid="003974c7"/>
    </style:style>
    <style:style style:name="P5" style:family="paragraph" style:parent-style-name="Standard">
      <style:text-properties officeooo:rsid="0017ca95" officeooo:paragraph-rsid="00504f39"/>
    </style:style>
    <style:style style:name="P6" style:family="paragraph" style:parent-style-name="Standard">
      <style:text-properties officeooo:rsid="0017ca95" officeooo:paragraph-rsid="0063f088"/>
    </style:style>
    <style:style style:name="P7" style:family="paragraph" style:parent-style-name="Standard">
      <style:text-properties officeooo:rsid="0017ca95" officeooo:paragraph-rsid="0065b6f3"/>
    </style:style>
    <style:style style:name="P8" style:family="paragraph" style:parent-style-name="Standard">
      <style:text-properties officeooo:rsid="0017ca95" officeooo:paragraph-rsid="00676d57"/>
    </style:style>
    <style:style style:name="P9" style:family="paragraph" style:parent-style-name="Standard">
      <style:text-properties officeooo:rsid="0017ca95" officeooo:paragraph-rsid="00696e7c"/>
    </style:style>
    <style:style style:name="P10" style:family="paragraph" style:parent-style-name="Standard">
      <style:text-properties fo:color="#f57900" officeooo:rsid="001b8c89" officeooo:paragraph-rsid="001b8c89"/>
    </style:style>
    <style:style style:name="P11" style:family="paragraph" style:parent-style-name="Standard">
      <style:text-properties fo:color="#f57900" officeooo:rsid="0020a290" officeooo:paragraph-rsid="0020a290"/>
    </style:style>
    <style:style style:name="P12" style:family="paragraph" style:parent-style-name="Standard">
      <style:text-properties fo:color="#f57900" officeooo:rsid="002277be" officeooo:paragraph-rsid="002277be"/>
    </style:style>
    <style:style style:name="P13" style:family="paragraph" style:parent-style-name="Standard">
      <style:text-properties officeooo:rsid="002a13fb" officeooo:paragraph-rsid="002a13fb"/>
    </style:style>
    <style:style style:name="P14" style:family="paragraph" style:parent-style-name="Standard">
      <style:text-properties officeooo:rsid="002fe519" officeooo:paragraph-rsid="002fe519"/>
    </style:style>
    <style:style style:name="P15" style:family="paragraph" style:parent-style-name="Standard">
      <style:text-properties officeooo:rsid="00317f43" officeooo:paragraph-rsid="00317f43"/>
    </style:style>
    <style:style style:name="P16" style:family="paragraph" style:parent-style-name="Standard">
      <style:text-properties officeooo:rsid="002fd08c" officeooo:paragraph-rsid="002fd08c"/>
    </style:style>
    <style:style style:name="P17" style:family="paragraph" style:parent-style-name="Standard">
      <style:text-properties officeooo:rsid="003974c7" officeooo:paragraph-rsid="003974c7"/>
    </style:style>
    <style:style style:name="P18" style:family="paragraph" style:parent-style-name="Standard">
      <style:text-properties fo:color="#ce5c00" officeooo:rsid="004cf114" officeooo:paragraph-rsid="004cf114"/>
    </style:style>
    <style:style style:name="P19" style:family="paragraph" style:parent-style-name="Standard">
      <style:text-properties fo:color="#ce5c00" officeooo:rsid="00504f39" officeooo:paragraph-rsid="00504f39"/>
    </style:style>
    <style:style style:name="P20" style:family="paragraph" style:parent-style-name="Standard">
      <style:text-properties fo:color="#ce5c00" officeooo:rsid="0050ff25" officeooo:paragraph-rsid="0050ff25"/>
    </style:style>
    <style:style style:name="P21" style:family="paragraph" style:parent-style-name="Standard">
      <style:text-properties fo:color="#ce5c00" officeooo:rsid="0059b385" officeooo:paragraph-rsid="0059b385"/>
    </style:style>
    <style:style style:name="P22" style:family="paragraph" style:parent-style-name="Standard">
      <style:text-properties fo:color="#ce5c00" officeooo:rsid="005a06a0" officeooo:paragraph-rsid="005a06a0"/>
    </style:style>
    <style:style style:name="P23" style:family="paragraph" style:parent-style-name="Standard">
      <style:text-properties fo:color="#ce5c00" officeooo:rsid="0062fdf7" officeooo:paragraph-rsid="0062fdf7"/>
    </style:style>
    <style:style style:name="P24" style:family="paragraph" style:parent-style-name="Standard">
      <style:text-properties fo:color="#ce5c00" officeooo:rsid="0063e553" officeooo:paragraph-rsid="0063e553"/>
    </style:style>
    <style:style style:name="P25" style:family="paragraph" style:parent-style-name="Standard">
      <style:text-properties fo:color="#ce5c00" officeooo:rsid="00696e7c" officeooo:paragraph-rsid="00696e7c"/>
    </style:style>
    <style:style style:name="P26" style:family="paragraph" style:parent-style-name="Standard">
      <style:text-properties fo:color="#ce5c00" officeooo:rsid="007007ab" officeooo:paragraph-rsid="007007ab"/>
    </style:style>
    <style:style style:name="P27" style:family="paragraph" style:parent-style-name="Standard">
      <style:text-properties fo:color="#ce5c00" officeooo:rsid="0071d220" officeooo:paragraph-rsid="0071d220"/>
    </style:style>
    <style:style style:name="P28" style:family="paragraph" style:parent-style-name="Standard">
      <style:text-properties fo:color="#ce5c00" officeooo:rsid="0073b073" officeooo:paragraph-rsid="0073b073"/>
    </style:style>
    <style:style style:name="P29" style:family="paragraph" style:parent-style-name="Standard">
      <style:text-properties fo:color="#ce5c00" officeooo:rsid="007871dd" officeooo:paragraph-rsid="007871dd"/>
    </style:style>
    <style:style style:name="P30" style:family="paragraph" style:parent-style-name="Standard">
      <style:text-properties officeooo:rsid="0065b6f3" officeooo:paragraph-rsid="0065b6f3"/>
    </style:style>
    <style:style style:name="P31" style:family="paragraph" style:parent-style-name="Standard">
      <style:text-properties fo:color="#a40000" fo:font-size="14pt" fo:font-weight="bold" officeooo:rsid="003835d1" officeooo:paragraph-rsid="003835d1" style:font-size-asian="14pt" style:font-weight-asian="bold" style:font-size-complex="14pt" style:font-weight-complex="bold"/>
    </style:style>
    <style:style style:name="P32" style:family="paragraph" style:parent-style-name="Standard">
      <style:text-properties fo:color="#a40000" fo:font-size="14pt" fo:font-weight="bold" officeooo:rsid="0059b385" officeooo:paragraph-rsid="0059b385" style:font-size-asian="14pt" style:font-weight-asian="bold" style:font-size-complex="14pt" style:font-weight-complex="bold"/>
    </style:style>
    <style:style style:name="P33" style:family="paragraph" style:parent-style-name="Standard">
      <style:text-properties fo:color="#a40000" fo:font-size="14pt" fo:font-weight="bold" officeooo:rsid="0073b073" officeooo:paragraph-rsid="0073b073" style:font-size-asian="14pt" style:font-weight-asian="bold" style:font-size-complex="14pt" style:font-weight-complex="bold"/>
    </style:style>
    <style:style style:name="P34" style:family="paragraph" style:parent-style-name="Text_20_body">
      <style:text-properties officeooo:rsid="0017ca95" officeooo:paragraph-rsid="0017ca95"/>
    </style:style>
    <style:style style:name="P35" style:family="paragraph" style:parent-style-name="Text_20_body">
      <style:text-properties officeooo:rsid="0017ca95" officeooo:paragraph-rsid="00581b24"/>
    </style:style>
    <style:style style:name="P36" style:family="paragraph" style:parent-style-name="Text_20_body">
      <style:text-properties officeooo:rsid="002fd08c" officeooo:paragraph-rsid="002fd08c"/>
    </style:style>
    <style:style style:name="P37" style:family="paragraph" style:parent-style-name="Text_20_body">
      <style:text-properties officeooo:rsid="0030383a" officeooo:paragraph-rsid="0030383a"/>
    </style:style>
    <style:style style:name="P38" style:family="paragraph" style:parent-style-name="Text_20_body">
      <style:text-properties officeooo:rsid="0032acb3" officeooo:paragraph-rsid="0032acb3"/>
    </style:style>
    <style:style style:name="P39" style:family="paragraph" style:parent-style-name="Text_20_body">
      <style:text-properties officeooo:rsid="003974c7" officeooo:paragraph-rsid="003b5715"/>
    </style:style>
    <style:style style:name="P40" style:family="paragraph" style:parent-style-name="Text_20_body">
      <style:text-properties officeooo:rsid="003c2aa6" officeooo:paragraph-rsid="003c2aa6"/>
    </style:style>
    <style:style style:name="P41" style:family="paragraph" style:parent-style-name="Text_20_body">
      <style:text-properties officeooo:rsid="003debca" officeooo:paragraph-rsid="003debca"/>
    </style:style>
    <style:style style:name="P42" style:family="paragraph" style:parent-style-name="Text_20_body">
      <style:text-properties officeooo:rsid="004f2d57" officeooo:paragraph-rsid="004f2d57"/>
    </style:style>
    <style:style style:name="P43" style:family="paragraph" style:parent-style-name="Text_20_body">
      <style:text-properties officeooo:rsid="00504f39" officeooo:paragraph-rsid="00504f39"/>
    </style:style>
    <style:style style:name="P44" style:family="paragraph" style:parent-style-name="Text_20_body">
      <style:text-properties officeooo:rsid="0054b408" officeooo:paragraph-rsid="0054b408"/>
    </style:style>
    <style:style style:name="P45" style:family="paragraph" style:parent-style-name="Text_20_body">
      <style:text-properties officeooo:rsid="00581b24" officeooo:paragraph-rsid="00581b24"/>
    </style:style>
    <style:style style:name="P46" style:family="paragraph" style:parent-style-name="Text_20_body">
      <style:text-properties officeooo:rsid="005a06a0" officeooo:paragraph-rsid="005a06a0"/>
    </style:style>
    <style:style style:name="P47" style:family="paragraph" style:parent-style-name="Title">
      <style:text-properties officeooo:rsid="0050ff25" officeooo:paragraph-rsid="0050ff25"/>
    </style:style>
    <style:style style:name="P48" style:family="paragraph" style:parent-style-name="Title">
      <style:text-properties officeooo:rsid="007e765c" officeooo:paragraph-rsid="007e765c"/>
    </style:style>
    <style:style style:name="P49" style:family="paragraph" style:parent-style-name="Title">
      <style:text-properties officeooo:rsid="007f0b8b" officeooo:paragraph-rsid="007f0b8b"/>
    </style:style>
    <style:style style:name="P50" style:family="paragraph" style:parent-style-name="Title">
      <style:text-properties officeooo:rsid="0080cf1b" officeooo:paragraph-rsid="0080cf1b"/>
    </style:style>
    <style:style style:name="P51" style:family="paragraph" style:parent-style-name="Standard" style:list-style-name="L1">
      <style:text-properties officeooo:paragraph-rsid="0017ca95"/>
    </style:style>
    <style:style style:name="P52" style:family="paragraph" style:parent-style-name="Standard" style:list-style-name="L1">
      <style:text-properties officeooo:rsid="0017ca95" officeooo:paragraph-rsid="0017ca95"/>
    </style:style>
    <style:style style:name="P53" style:family="paragraph" style:parent-style-name="Standard" style:list-style-name="L2">
      <style:text-properties officeooo:rsid="0017ca95" officeooo:paragraph-rsid="0017ca95"/>
    </style:style>
    <style:style style:name="P54" style:family="paragraph" style:parent-style-name="Standard" style:list-style-name="L10">
      <style:text-properties officeooo:rsid="0017ca95" officeooo:paragraph-rsid="002fd08c"/>
    </style:style>
    <style:style style:name="P55" style:family="paragraph" style:parent-style-name="Standard" style:list-style-name="L12">
      <style:text-properties officeooo:rsid="0017ca95" officeooo:paragraph-rsid="0030383a"/>
    </style:style>
    <style:style style:name="P56" style:family="paragraph" style:parent-style-name="Standard" style:list-style-name="L13">
      <style:text-properties officeooo:rsid="0017ca95" officeooo:paragraph-rsid="0032acb3"/>
    </style:style>
    <style:style style:name="P57" style:family="paragraph" style:parent-style-name="Standard" style:list-style-name="L14">
      <style:text-properties officeooo:rsid="0017ca95" officeooo:paragraph-rsid="003835d1"/>
    </style:style>
    <style:style style:name="P58" style:family="paragraph" style:parent-style-name="Standard" style:list-style-name="L18">
      <style:text-properties officeooo:rsid="0017ca95" officeooo:paragraph-rsid="00456e14"/>
    </style:style>
    <style:style style:name="P59" style:family="paragraph" style:parent-style-name="Standard" style:list-style-name="L19">
      <style:text-properties officeooo:rsid="0017ca95" officeooo:paragraph-rsid="004f2d57"/>
    </style:style>
    <style:style style:name="P60" style:family="paragraph" style:parent-style-name="Standard" style:list-style-name="L22">
      <style:text-properties officeooo:rsid="0017ca95" officeooo:paragraph-rsid="005dd6cc"/>
    </style:style>
    <style:style style:name="P61" style:family="paragraph" style:parent-style-name="Standard" style:list-style-name="L26">
      <style:text-properties officeooo:rsid="0017ca95" officeooo:paragraph-rsid="0068645a"/>
    </style:style>
    <style:style style:name="P62" style:family="paragraph" style:parent-style-name="Standard" style:list-style-name="L28">
      <style:text-properties officeooo:rsid="0017ca95" officeooo:paragraph-rsid="00696e7c"/>
    </style:style>
    <style:style style:name="P63" style:family="paragraph" style:parent-style-name="Standard" style:list-style-name="L29">
      <style:text-properties officeooo:rsid="0017ca95" officeooo:paragraph-rsid="006bbf16"/>
    </style:style>
    <style:style style:name="P64" style:family="paragraph" style:parent-style-name="Standard" style:list-style-name="L29">
      <style:text-properties officeooo:rsid="0017ca95" officeooo:paragraph-rsid="006ea2b2"/>
    </style:style>
    <style:style style:name="P65" style:family="paragraph" style:parent-style-name="Standard" style:list-style-name="L31">
      <style:text-properties officeooo:rsid="0017ca95" officeooo:paragraph-rsid="00705318"/>
    </style:style>
    <style:style style:name="P66" style:family="paragraph" style:parent-style-name="Standard" style:list-style-name="L32">
      <style:text-properties officeooo:rsid="0017ca95" officeooo:paragraph-rsid="0070d17f"/>
    </style:style>
    <style:style style:name="P67" style:family="paragraph" style:parent-style-name="Standard" style:list-style-name="L33">
      <style:text-properties officeooo:rsid="0017ca95" officeooo:paragraph-rsid="0074e845"/>
    </style:style>
    <style:style style:name="P68" style:family="paragraph" style:parent-style-name="Standard" style:list-style-name="L34">
      <style:text-properties officeooo:rsid="0017ca95" officeooo:paragraph-rsid="007871dd"/>
    </style:style>
    <style:style style:name="P69" style:family="paragraph" style:parent-style-name="Standard" style:list-style-name="L2">
      <style:text-properties officeooo:paragraph-rsid="0017ca95"/>
    </style:style>
    <style:style style:name="P70" style:family="paragraph" style:parent-style-name="Standard" style:list-style-name="L3">
      <style:text-properties officeooo:rsid="001970da" officeooo:paragraph-rsid="001970da"/>
    </style:style>
    <style:style style:name="P71" style:family="paragraph" style:parent-style-name="Standard" style:list-style-name="L3">
      <style:text-properties officeooo:rsid="001970da" officeooo:paragraph-rsid="001a886f"/>
    </style:style>
    <style:style style:name="P72" style:family="paragraph" style:parent-style-name="Standard" style:list-style-name="L3">
      <style:text-properties officeooo:rsid="001a886f" officeooo:paragraph-rsid="001a886f"/>
    </style:style>
    <style:style style:name="P73" style:family="paragraph" style:parent-style-name="Standard" style:list-style-name="L4">
      <style:text-properties officeooo:paragraph-rsid="00233032"/>
    </style:style>
    <style:style style:name="P74" style:family="paragraph" style:parent-style-name="Standard" style:list-style-name="L7">
      <style:text-properties officeooo:paragraph-rsid="002b7bfe"/>
    </style:style>
    <style:style style:name="P75" style:family="paragraph" style:parent-style-name="Standard" style:list-style-name="L7">
      <style:text-properties officeooo:paragraph-rsid="002bcd02"/>
    </style:style>
    <style:style style:name="P76" style:family="paragraph" style:parent-style-name="Standard" style:list-style-name="L7">
      <style:text-properties officeooo:rsid="002b7bfe" officeooo:paragraph-rsid="002b7bfe"/>
    </style:style>
    <style:style style:name="P77" style:family="paragraph" style:parent-style-name="Standard" style:list-style-name="L7">
      <style:text-properties officeooo:rsid="002bcd02" officeooo:paragraph-rsid="002bcd02"/>
    </style:style>
    <style:style style:name="P78" style:family="paragraph" style:parent-style-name="Standard" style:list-style-name="L8">
      <style:text-properties officeooo:paragraph-rsid="002e13c6"/>
    </style:style>
    <style:style style:name="P79" style:family="paragraph" style:parent-style-name="Standard" style:list-style-name="L8">
      <style:text-properties officeooo:rsid="002e13c6" officeooo:paragraph-rsid="002e13c6"/>
    </style:style>
    <style:style style:name="P80" style:family="paragraph" style:parent-style-name="Standard" style:list-style-name="L9">
      <style:text-properties officeooo:paragraph-rsid="002fd08c"/>
    </style:style>
    <style:style style:name="P81" style:family="paragraph" style:parent-style-name="Standard" style:list-style-name="L9">
      <style:text-properties officeooo:rsid="002fd08c" officeooo:paragraph-rsid="002fd08c"/>
    </style:style>
    <style:style style:name="P82" style:family="paragraph" style:parent-style-name="Standard" style:list-style-name="L11">
      <style:text-properties officeooo:rsid="002fd08c" officeooo:paragraph-rsid="002fd08c"/>
    </style:style>
    <style:style style:name="P83" style:family="paragraph" style:parent-style-name="Standard" style:list-style-name="L12">
      <style:text-properties officeooo:rsid="0030383a" officeooo:paragraph-rsid="0030383a"/>
    </style:style>
    <style:style style:name="P84" style:family="paragraph" style:parent-style-name="Standard" style:list-style-name="L13">
      <style:text-properties officeooo:paragraph-rsid="0032acb3"/>
    </style:style>
    <style:style style:name="P85" style:family="paragraph" style:parent-style-name="Standard" style:list-style-name="L13">
      <style:text-properties officeooo:rsid="0032acb3" officeooo:paragraph-rsid="0032acb3"/>
    </style:style>
    <style:style style:name="P86" style:family="paragraph" style:parent-style-name="Standard" style:list-style-name="L17">
      <style:text-properties officeooo:paragraph-rsid="0017ca95"/>
    </style:style>
    <style:style style:name="P87" style:family="paragraph" style:parent-style-name="Standard" style:list-style-name="L18">
      <style:text-properties officeooo:paragraph-rsid="00456e14"/>
    </style:style>
    <style:style style:name="P88" style:family="paragraph" style:parent-style-name="Standard" style:list-style-name="L19">
      <style:text-properties officeooo:paragraph-rsid="004f2d57"/>
    </style:style>
    <style:style style:name="P89" style:family="paragraph" style:parent-style-name="Standard" style:list-style-name="L19">
      <style:text-properties fo:color="#ce5c00" fo:font-style="normal" officeooo:rsid="004f2d57" officeooo:paragraph-rsid="004f2d57" style:font-style-asian="normal" style:font-style-complex="normal"/>
    </style:style>
    <style:style style:name="P90" style:family="paragraph" style:parent-style-name="Standard" style:list-style-name="L21">
      <style:text-properties fo:color="#ce5c00" officeooo:rsid="005a06a0" officeooo:paragraph-rsid="005a06a0"/>
    </style:style>
    <style:style style:name="P91" style:family="paragraph" style:parent-style-name="Standard" style:list-style-name="L22">
      <style:text-properties fo:color="#ce5c00" officeooo:rsid="0017ca95" officeooo:paragraph-rsid="005dd6cc"/>
    </style:style>
    <style:style style:name="P92" style:family="paragraph" style:parent-style-name="Standard" style:list-style-name="L22">
      <style:text-properties fo:color="#ce5c00" officeooo:rsid="005dd6cc" officeooo:paragraph-rsid="005dd6cc"/>
    </style:style>
    <style:style style:name="P93" style:family="paragraph" style:parent-style-name="Standard" style:list-style-name="L23">
      <style:text-properties fo:color="#ce5c00" officeooo:rsid="004cf114" officeooo:paragraph-rsid="004cf114"/>
    </style:style>
    <style:style style:name="P94" style:family="paragraph" style:parent-style-name="Standard" style:list-style-name="L24">
      <style:text-properties fo:color="#ce5c00" officeooo:rsid="00613203" officeooo:paragraph-rsid="00613203"/>
    </style:style>
    <style:style style:name="P95" style:family="paragraph" style:parent-style-name="Standard" style:list-style-name="L25">
      <style:text-properties fo:color="#ce5c00" officeooo:rsid="0063e553" officeooo:paragraph-rsid="0063e553"/>
    </style:style>
    <style:style style:name="P96" style:family="paragraph" style:parent-style-name="Standard" style:list-style-name="L29">
      <style:text-properties fo:color="#ce5c00" officeooo:rsid="006bbf16" officeooo:paragraph-rsid="006d5ffd"/>
    </style:style>
    <style:style style:name="P97" style:family="paragraph" style:parent-style-name="Standard" style:list-style-name="L22">
      <style:text-properties officeooo:paragraph-rsid="005b239b"/>
    </style:style>
    <style:style style:name="P98" style:family="paragraph" style:parent-style-name="Standard" style:list-style-name="L22">
      <style:text-properties officeooo:paragraph-rsid="005dd6cc"/>
    </style:style>
    <style:style style:name="P99" style:family="paragraph" style:parent-style-name="Standard" style:list-style-name="L22">
      <style:text-properties officeooo:rsid="005dd6cc" officeooo:paragraph-rsid="005dd6cc"/>
    </style:style>
    <style:style style:name="P100" style:family="paragraph" style:parent-style-name="Standard" style:list-style-name="L24">
      <style:text-properties officeooo:paragraph-rsid="00604856"/>
    </style:style>
    <style:style style:name="P101" style:family="paragraph" style:parent-style-name="Standard" style:list-style-name="L24">
      <style:text-properties officeooo:paragraph-rsid="00613203"/>
    </style:style>
    <style:style style:name="P102" style:family="paragraph" style:parent-style-name="Standard">
      <style:text-properties officeooo:rsid="00676d57" officeooo:paragraph-rsid="00676d57"/>
    </style:style>
    <style:style style:name="P103" style:family="paragraph" style:parent-style-name="Standard" style:list-style-name="L26">
      <style:text-properties officeooo:paragraph-rsid="0068645a"/>
    </style:style>
    <style:style style:name="P104" style:family="paragraph" style:parent-style-name="Standard" style:list-style-name="L28">
      <style:text-properties officeooo:rsid="00696e7c" officeooo:paragraph-rsid="00696e7c"/>
    </style:style>
    <style:style style:name="P105" style:family="paragraph" style:parent-style-name="Standard" style:list-style-name="L29">
      <style:text-properties officeooo:paragraph-rsid="006bbf16"/>
    </style:style>
    <style:style style:name="P106" style:family="paragraph" style:parent-style-name="Standard" style:list-style-name="L29">
      <style:text-properties officeooo:paragraph-rsid="006d5ffd"/>
    </style:style>
    <style:style style:name="P107" style:family="paragraph" style:parent-style-name="Standard" style:list-style-name="L29">
      <style:text-properties officeooo:rsid="006bbf16" officeooo:paragraph-rsid="006d5ffd"/>
    </style:style>
    <style:style style:name="P108" style:family="paragraph" style:parent-style-name="Standard" style:list-style-name="L32">
      <style:text-properties officeooo:paragraph-rsid="0070d17f"/>
    </style:style>
    <style:style style:name="P109" style:family="paragraph" style:parent-style-name="Heading_20_1">
      <style:text-properties officeooo:rsid="0017ca95"/>
    </style:style>
    <style:style style:name="P110" style:family="paragraph" style:parent-style-name="Heading_20_1">
      <style:text-properties officeooo:paragraph-rsid="00271f99"/>
    </style:style>
    <style:style style:name="P111" style:family="paragraph" style:parent-style-name="Heading_20_1">
      <style:text-properties officeooo:paragraph-rsid="00613203"/>
    </style:style>
    <style:style style:name="P112" style:family="paragraph" style:parent-style-name="Heading" style:list-style-name="L11">
      <style:text-properties officeooo:rsid="003bae45" officeooo:paragraph-rsid="003bae45"/>
    </style:style>
    <style:style style:name="P113" style:family="paragraph" style:parent-style-name="Text_20_body" style:list-style-name="L5">
      <style:text-properties officeooo:paragraph-rsid="00271f99"/>
    </style:style>
    <style:style style:name="P114" style:family="paragraph" style:parent-style-name="Text_20_body" style:list-style-name="L5">
      <style:text-properties officeooo:rsid="00271f99" officeooo:paragraph-rsid="00271f99"/>
    </style:style>
    <style:style style:name="P115" style:family="paragraph" style:parent-style-name="Text_20_body" style:list-style-name="L6">
      <style:text-properties officeooo:rsid="00287852" officeooo:paragraph-rsid="00287852"/>
    </style:style>
    <style:style style:name="P116" style:family="paragraph" style:parent-style-name="Text_20_body" style:list-style-name="L11">
      <style:text-properties officeooo:rsid="002bcd8f" officeooo:paragraph-rsid="003bae45"/>
    </style:style>
    <style:style style:name="P117" style:family="paragraph" style:parent-style-name="Text_20_body" style:list-style-name="L11">
      <style:text-properties officeooo:rsid="002fd08c" officeooo:paragraph-rsid="003bae45"/>
    </style:style>
    <style:style style:name="P118" style:family="paragraph" style:parent-style-name="Text_20_body" style:list-style-name="L15">
      <style:text-properties officeooo:paragraph-rsid="003c2aa6"/>
    </style:style>
    <style:style style:name="P119" style:family="paragraph" style:parent-style-name="Text_20_body" style:list-style-name="L15">
      <style:text-properties officeooo:rsid="003c2aa6" officeooo:paragraph-rsid="003c2aa6"/>
    </style:style>
    <style:style style:name="P120" style:family="paragraph" style:parent-style-name="Text_20_body" style:list-style-name="L16">
      <style:text-properties officeooo:rsid="0017ca95" officeooo:paragraph-rsid="003c2aa6"/>
    </style:style>
    <style:style style:name="P121" style:family="paragraph" style:parent-style-name="Text_20_body" style:list-style-name="L20">
      <style:text-properties officeooo:rsid="0054b408" officeooo:paragraph-rsid="0054b408"/>
    </style:style>
    <style:style style:name="P122" style:family="paragraph" style:parent-style-name="Text_20_body" style:list-style-name="L20">
      <style:text-properties officeooo:rsid="0052c1c6" officeooo:paragraph-rsid="0052c1c6"/>
    </style:style>
    <style:style style:name="P123" style:family="paragraph" style:parent-style-name="Text_20_body" style:list-style-name="L20">
      <style:text-properties officeooo:rsid="008296a3" officeooo:paragraph-rsid="008296a3"/>
    </style:style>
    <style:style style:name="P124" style:family="paragraph" style:parent-style-name="Text_20_body" style:list-style-name="L20">
      <style:text-properties officeooo:rsid="00555798" officeooo:paragraph-rsid="00555798"/>
    </style:style>
    <style:style style:name="P125" style:family="paragraph" style:parent-style-name="Text_20_body" style:list-style-name="L27">
      <style:text-properties officeooo:rsid="007e765c" officeooo:paragraph-rsid="007e765c"/>
    </style:style>
    <style:style style:name="P126" style:family="paragraph" style:parent-style-name="Text_20_body" style:list-style-name="L30">
      <style:text-properties officeooo:rsid="007f0b8b" officeooo:paragraph-rsid="007f0b8b"/>
    </style:style>
    <style:style style:name="P127" style:family="paragraph" style:parent-style-name="Text_20_body" style:list-style-name="L30">
      <style:text-properties officeooo:rsid="0080bf46" officeooo:paragraph-rsid="0080bf46"/>
    </style:style>
    <style:style style:name="P128" style:family="paragraph" style:parent-style-name="Text_20_body" style:list-style-name="L35">
      <style:text-properties officeooo:rsid="0080cf1b" officeooo:paragraph-rsid="0080cf1b"/>
    </style:style>
    <style:style style:name="P129" style:family="paragraph" style:parent-style-name="Text_20_body" style:list-style-name="L35">
      <style:text-properties officeooo:rsid="0080cf1b" officeooo:paragraph-rsid="0081d2cd"/>
    </style:style>
    <style:style style:name="P130" style:family="paragraph" style:parent-style-name="Text_20_body" style:list-style-name="L35">
      <style:text-properties officeooo:rsid="0081d2cd" officeooo:paragraph-rsid="0081d2cd"/>
    </style:style>
    <style:style style:name="P131" style:family="paragraph">
      <style:paragraph-properties fo:text-align="center"/>
    </style:style>
    <style:style style:name="T1" style:family="text">
      <style:text-properties officeooo:rsid="0017ca95"/>
    </style:style>
    <style:style style:name="T2" style:family="text">
      <style:text-properties fo:font-style="italic" style:font-style-asian="italic" style:font-style-complex="italic"/>
    </style:style>
    <style:style style:name="T3" style:family="text">
      <style:text-properties fo:font-style="italic" officeooo:rsid="002e13c6" style:font-style-asian="italic" style:font-style-complex="italic"/>
    </style:style>
    <style:style style:name="T4" style:family="text">
      <style:text-properties fo:font-style="italic" officeooo:rsid="002fd08c" style:font-style-asian="italic" style:font-style-complex="italic"/>
    </style:style>
    <style:style style:name="T5" style:family="text">
      <style:text-properties fo:font-style="italic" officeooo:rsid="0017ca95" style:font-style-asian="italic" style:font-style-complex="italic"/>
    </style:style>
    <style:style style:name="T6" style:family="text">
      <style:text-properties fo:font-style="italic" officeooo:rsid="004f2d57"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color="#f57900" officeooo:rsid="0017ca95"/>
    </style:style>
    <style:style style:name="T9" style:family="text">
      <style:text-properties fo:color="#f57900" officeooo:rsid="001a886f"/>
    </style:style>
    <style:style style:name="T10" style:family="text">
      <style:text-properties fo:color="#f57900" officeooo:rsid="001d1a80"/>
    </style:style>
    <style:style style:name="T11" style:family="text">
      <style:text-properties fo:color="#f57900" officeooo:rsid="001fa7ac"/>
    </style:style>
    <style:style style:name="T12" style:family="text">
      <style:text-properties fo:color="#f57900" officeooo:rsid="0026aed3"/>
    </style:style>
    <style:style style:name="T13" style:family="text">
      <style:text-properties fo:color="#f57900" officeooo:rsid="00271f99"/>
    </style:style>
    <style:style style:name="T14" style:family="text">
      <style:text-properties fo:color="#f57900" fo:font-style="italic" officeooo:rsid="00271f99" style:font-style-asian="italic" style:font-style-complex="italic"/>
    </style:style>
    <style:style style:name="T15" style:family="text">
      <style:text-properties fo:color="#f57900" officeooo:rsid="00287852"/>
    </style:style>
    <style:style style:name="T16" style:family="text">
      <style:text-properties fo:color="#f57900" officeooo:rsid="002b7bfe"/>
    </style:style>
    <style:style style:name="T17" style:family="text">
      <style:text-properties fo:color="#f57900" officeooo:rsid="002bcd8f"/>
    </style:style>
    <style:style style:name="T18" style:family="text">
      <style:text-properties fo:color="#f57900" officeooo:rsid="002d36bd"/>
    </style:style>
    <style:style style:name="T19" style:family="text">
      <style:text-properties fo:color="#f57900" officeooo:rsid="002ee72e"/>
    </style:style>
    <style:style style:name="T20" style:family="text">
      <style:text-properties fo:color="#f57900" officeooo:rsid="002ef275"/>
    </style:style>
    <style:style style:name="T21" style:family="text">
      <style:text-properties fo:color="#f57900" officeooo:rsid="00317f43"/>
    </style:style>
    <style:style style:name="T22" style:family="text">
      <style:text-properties officeooo:rsid="001a886f"/>
    </style:style>
    <style:style style:name="T23" style:family="text">
      <style:text-properties officeooo:rsid="0020a290"/>
    </style:style>
    <style:style style:name="T24" style:family="text">
      <style:text-properties officeooo:rsid="00271f99"/>
    </style:style>
    <style:style style:name="T25" style:family="text">
      <style:text-properties officeooo:rsid="002b7bfe"/>
    </style:style>
    <style:style style:name="T26" style:family="text">
      <style:text-properties officeooo:rsid="002e13c6"/>
    </style:style>
    <style:style style:name="T27" style:family="text">
      <style:text-properties officeooo:rsid="002fd08c"/>
    </style:style>
    <style:style style:name="T28" style:family="text">
      <style:text-properties officeooo:rsid="003835d1"/>
    </style:style>
    <style:style style:name="T29" style:family="text">
      <style:text-properties officeooo:rsid="003bffac"/>
    </style:style>
    <style:style style:name="T30" style:family="text">
      <style:text-properties officeooo:rsid="003c2aa6"/>
    </style:style>
    <style:style style:name="T31" style:family="text">
      <style:text-properties fo:color="#ce5c00"/>
    </style:style>
    <style:style style:name="T32" style:family="text">
      <style:text-properties fo:color="#ce5c00" officeooo:rsid="003c2aa6"/>
    </style:style>
    <style:style style:name="T33" style:family="text">
      <style:text-properties fo:color="#ce5c00" officeooo:rsid="0017ca95"/>
    </style:style>
    <style:style style:name="T34" style:family="text">
      <style:text-properties fo:color="#ce5c00" officeooo:rsid="004362bc"/>
    </style:style>
    <style:style style:name="T35" style:family="text">
      <style:text-properties fo:color="#ce5c00" officeooo:rsid="0043b241"/>
    </style:style>
    <style:style style:name="T36" style:family="text">
      <style:text-properties fo:color="#ce5c00" officeooo:rsid="0046e8f3"/>
    </style:style>
    <style:style style:name="T37" style:family="text">
      <style:text-properties fo:color="#ce5c00" officeooo:rsid="005b239b"/>
    </style:style>
    <style:style style:name="T38" style:family="text">
      <style:text-properties fo:color="#ce5c00" officeooo:rsid="005d216c"/>
    </style:style>
    <style:style style:name="T39" style:family="text">
      <style:text-properties fo:color="#ce5c00" officeooo:rsid="005dd6cc"/>
    </style:style>
    <style:style style:name="T40" style:family="text">
      <style:text-properties fo:color="#ce5c00" officeooo:rsid="005ddb3a"/>
    </style:style>
    <style:style style:name="T41" style:family="text">
      <style:text-properties fo:color="#ce5c00" officeooo:rsid="0069ffac"/>
    </style:style>
    <style:style style:name="T42" style:family="text">
      <style:text-properties fo:color="#ce5c00" officeooo:rsid="006bbf16"/>
    </style:style>
    <style:style style:name="T43" style:family="text">
      <style:text-properties fo:color="#ce5c00" officeooo:rsid="006d5ffd"/>
    </style:style>
    <style:style style:name="T44" style:family="text">
      <style:text-properties fo:color="#ce5c00" officeooo:rsid="006ee90e"/>
    </style:style>
    <style:style style:name="T45" style:family="text">
      <style:text-properties officeooo:rsid="0041ef71"/>
    </style:style>
    <style:style style:name="T46" style:family="text">
      <style:text-properties officeooo:rsid="0044aeb1"/>
    </style:style>
    <style:style style:name="T47" style:family="text">
      <style:text-properties fo:color="#a40000"/>
    </style:style>
    <style:style style:name="T48" style:family="text">
      <style:text-properties fo:color="#a40000" fo:font-size="14pt" fo:font-weight="bold" officeooo:rsid="0017ca95" style:font-size-asian="14pt" style:font-weight-asian="bold" style:font-size-complex="14pt" style:font-weight-complex="bold"/>
    </style:style>
    <style:style style:name="T49" style:family="text">
      <style:text-properties officeooo:rsid="004f2d57"/>
    </style:style>
    <style:style style:name="T50" style:family="text">
      <style:text-properties officeooo:rsid="004f82fd"/>
    </style:style>
    <style:style style:name="T51" style:family="text">
      <style:text-properties officeooo:rsid="0051997c"/>
    </style:style>
    <style:style style:name="T52" style:family="text">
      <style:text-properties officeooo:rsid="0063f088"/>
    </style:style>
    <style:style style:name="T53" style:family="text">
      <style:text-properties officeooo:rsid="0081d2c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ge : 3 Line : 40 Author : francoise 12/07/2013</text:h>
      <text:list xml:id="list7542673891429330229" text:style-name="L1">
        <text:list-item>
          <text:p text:style-name="P51"><text:span text:style-name="T1">Too empirical/ trivial. Instead: fundamental question based on years of literature </text:span><text:span text:style-name="T8">(</text:span><text:span text:style-name="T11">namely</text:span><text:span text:style-name="T8">?)</text:span></text:p>
        </text:list-item>
        <text:list-item>
          <text:p text:style-name="P52"><draw:rect text:anchor-type="paragraph" draw:z-index="0" draw:style-name="gr1" draw:text-style-name="P131" svg:width="0.0248in" svg:height="0.0012in" svg:x="0.9583in" svg:y="1.1543in"><text:p/></draw:rect>FV prefers: Sober, more theoretically-guided introduction (chapeau), like: <text:span text:style-name="T2">"What determines the movements of the eyes in the many tasks of our everyday life has been a matter of investigation for many years (Rayner, 1998...)... Although it is today agreed that both bottom up visuo-motor processes and high-level cognitive processes contribute, it remains undetermined what is the main driving force. Furthermore, as suggested by several recent studies the action that subtends some objects may also contribute to eye guidance and the orientation of attention. Here, we attempted to disentangle the role of all three, information-related, affordance-related and visuo-motor processes, using daily-life, action-related objects." </text:span></text:p>
        </text:list-item>
        <text:list-item>
          <text:p text:style-name="P52">No details or references for the 2 assumptions yet.</text:p>
        </text:list-item>
        <text:list-item>
          <text:p text:style-name="P52">End with our prediction and/or finding: <text:span text:style-name="T2">"Our underlying hypothesis was (or our findings showed) that low-level visuo-motor factors, such as CoG-type processes may play a critical role in determining where the eyes first move when a single object is displayed, and the function and the cognitive content of the object would intervene only later on". </text:span></text:p>
        </text:list-item>
        <text:list-item>
          <text:p text:style-name="P52">Leave the details/ theory/ references for the following paragraphs.</text:p>
        </text:list-item>
      </text:list>
      <text:h text:style-name="Heading_20_1" text:outline-level="1">Page : 3 Line : 43 Author : francoise 12/07/2013</text:h>
      <text:p text:style-name="P34">(About the possibility that the eyes may be insensitive to meaning/ function, and simply go to the objects center):</text:p>
      <text:list xml:id="list3589405968894598712" text:style-name="L2">
        <text:list-item>
          <text:p text:style-name="P53">Difficult to understand without preknowledge about either CoG or PVL</text:p>
        </text:list-item>
        <text:list-item>
          <text:p text:style-name="P69"><text:span text:style-name="T1">Shhould be presented after the other two options, IF I keep this paragraph </text:span><text:span text:style-name="T8">(how would that solve the problem? By making the transition to the next paragraph more direct?)</text:span></text:p>
        </text:list-item>
      </text:list>
      <text:h text:style-name="Heading_20_1" text:outline-level="1">Page : 3 Line : 48 Author : francoise 12/07/2013</text:h>
      <text:p text:style-name="P34">(about the first time I mention the possibility of the CoG effect in slightly more detail (but still in the intro).</text:p>
      <text:list xml:id="list4997573883141521380" text:style-name="L3">
        <text:list-item>
          <text:p text:style-name="P70">Need to be revised</text:p>
        </text:list-item>
        <text:list-item>
          <text:p text:style-name="P72">Not explain the 3 hypotheses in the chapeau, just mention them briefly.</text:p>
        </text:list-item>
        <text:list-item>
          <text:p text:style-name="P72">Two arguments for why the eyes should move towards the center of the objects:</text:p>
          <text:list>
            <text:list-item>
              <text:p text:style-name="P71"><text:span text:style-name="T22">the eyes aim for the center of peripherally-selected objects (exactly as they presumably aim the center of peripherally-selected words in reading) so as to be near the OVP and extract visual information most optimally (the most popular view). the PVP effect is what people have thought in support of this hypothesis and hence Antje's and Henderson's findings would need to be cited here. </text:span><text:span text:style-name="T9">I do not want to mention </text:span><text:span text:style-name="T10">the PVL as one of the predictions </text:span><text:span text:style-name="T9">because I didn't test it. The experiment was not set up to test it. It is just that on the basis of our data, we are able to make some first suggestions about it in the discussion, and to mention that this might be a very interesting topic for future research.</text:span></text:p>
            </text:list-item>
            <text:list-item>
              <text:p text:style-name="P72">The second argument is indeed the center-of-gravity effect as a general mechanism underlying saccade programming, and it should be reminded here that it generalizes to natural objects (Greg's original findings)</text:p>
            </text:list-item>
          </text:list>
        </text:list-item>
      </text:list>
      <text:p text:style-name="P10"><text:span text:style-name="T23">For me, the main message is:</text:span> It is not clear why I would predict the eyes to move towards the CoG at all....</text:p>
      <text:h text:style-name="Heading_20_1" text:outline-level="1">Page : 3 Line : 51 Author : francoise 12/07/2013</text:h>
      <text:p text:style-name="P1">Same here, you cannot say it too quickly, but need to detail why this is a reasonable assumption...</text:p>
      <text:p text:style-name="P11">Contradicting: on the one hand I shouldn't be too simplistic about it, and on the other hand I should not go into detail yet.</text:p>
      <text:h text:style-name="Heading_20_1" text:outline-level="1"><text:soft-page-break/>Page : 3 Line : 53 Author : francoise 12/07/2013</text:h>
      <text:p text:style-name="P1">Is this the information-guided hypothesis. It sounds very much action-related still! Are there any other reasons for moving the eyes towards the part that is opposite to the grasping part: like it allows the object to be identified, as many objects have similar handles but correspond to different objects.</text:p>
      <text:p text:style-name="P12">This is only our (post-hoc) gut feeling. The experiment was not set up to systematically test this, so I do not want it to be one of the three main hypotheses. Still, we personally think that the diagnostic value of the non-handle side is an alternative explanation for our non-handle bias, which is why I mention this in the discussion(s).</text:p>
      <text:h text:style-name="Heading_20_1" text:outline-level="1">Page : 3 Line : 56 Author : francoise 12/07/2013</text:h>
      <text:list xml:id="list7944953964341203734" text:style-name="L4">
        <text:list-item>
          <text:p text:style-name="P73"><text:span text:style-name="T1">I think it would be best to refer to this as Center tendency and not CoG as there is an alternative possibility (Antje's) based on a different assumption. </text:span><text:span text:style-name="T8">I'm not sure whether I would like to mention this possibility as another hypothesis, because it is not what I tested. Calling it the Center-tendency would kill the whole story?</text:span></text:p>
        </text:list-item>
        <text:list-item>
          <text:p text:style-name="P73"><text:span text:style-name="T1">This section would need to be restructured and completed-see my comment above </text:span><text:span text:style-name="T8">(which of the comments?)</text:span></text:p>
        </text:list-item>
      </text:list>
      <text:h text:style-name="P109" text:outline-level="1">Page : 3 Line : 60 Author : francoise 12/07/2013</text:h>
      <text:p text:style-name="P2">Revise: <text:span text:style-name="T24">target + target instead of distractor + target</text:span> </text:p>
      <text:p text:style-name="P2"><text:span text:style-name="T12">Look up reference!. </text:span><text:span text:style-name="T13">In Van der Stigchel: </text:span><text:span text:style-name="T14">“The saccade endpoint is positioned closer to the stimulus with the strongest (brightest) intensity (Deubel, Wolf &amp; Hauske, 1984).”</text:span></text:p>
      <text:h text:style-name="P110" text:outline-level="1">Page : 4 Line : 64 Author : francoise 12/07/2013</text:h>
      <text:list xml:id="list54310317792339326" text:style-name="L5">
        <text:list-item>
          <text:p text:style-name="P114">Mention the SC as the basis of the phenomenon</text:p>
        </text:list-item>
        <text:list-item>
          <text:p text:style-name="P113"><text:span text:style-name="T24">and that this is assumed to account also for the relative accuracy of saccades to a single target </text:span><text:span text:style-name="T13">Why is this relevant?</text:span></text:p>
        </text:list-item>
        <text:list-item>
          <text:p text:style-name="P113"><text:span text:style-name="T24">And other evidence for the hypothesis that saccade averaging is the default is the generality of the GE as reviewed by Vitu (2008). TODO? </text:span><text:span text:style-name="T13">Is it relevant? Is it not redundant with what I already mention?</text:span></text:p>
        </text:list-item>
      </text:list>
      <text:h text:style-name="Heading_20_1" text:outline-level="1">Page : 4 Line : 65 Author : francoise 12/07/2013</text:h>
      <text:p text:style-name="P1">Not the right reference!!! The right one is Vitu, 1991 in VR!</text:p>
      <text:h text:style-name="Heading_20_1" text:outline-level="1">Page : 4 Line : 69 Author : francoise 12/07/2013</text:h>
      <text:list xml:id="list8651402610403339107" text:style-name="L6">
        <text:list-item>
          <text:p text:style-name="P115">CoG in displays of single daily-life objects: Richard and Kaufman, 1969 and Kaufman &amp; Richards, 1969</text:p>
        </text:list-item>
        <text:list-item>
          <text:p text:style-name="P115">See also my habilitation for other old references</text:p>
        </text:list-item>
        <text:list-item>
          <text:p text:style-name="P115">See also review <text:span text:style-name="T1">Lévy-Schoen in the seventies. </text:span></text:p>
        </text:list-item>
        <text:list-item>
          <text:p text:style-name="P115">P<text:span text:style-name="T1">apers by Kowler and others on where the eyes move when a single stimulus pattern or a single shape or letter is displayed.This would need to be referred to here too.</text:span></text:p>
        </text:list-item>
      </text:list>
      <text:h text:style-name="Heading_20_1" text:outline-level="1">Page : 4 Line : 70 Author : francoise 12/07/2013</text:h>
      <text:p text:style-name="P1">this is actually what Greg's display looked like. <text:span text:style-name="T15">???? The reason why I'm not discussing Greg's studies in detail is because they are all visual search tasks + TAM needs the target as input.</text:span></text:p>
      <text:h text:style-name="Heading_20_1" text:outline-level="1"><text:soft-page-break/>Page : 4 Line : 72 Author : francoise 12/07/2013</text:h>
      <text:p text:style-name="P13">Term 'within-object' is confusing because in previous literature 'within-word' or 'within-object' refers to <text:span text:style-name="T2">refixations </text:span>after an <text:span text:style-name="T2">initial landing position</text:span>, not to the initial landing position itself.</text:p>
      <text:h text:style-name="Heading_20_1" text:outline-level="1">Page : 4 Line : 81 Author : francoise 12/07/2013</text:h>
      <text:list xml:id="list2586660404450132507" text:style-name="L7">
        <text:list-item>
          <text:p text:style-name="P76">Explain the difference between the two theories:</text:p>
          <text:list>
            <text:list-item>
              <text:p text:style-name="P76">aiming towards the center (Antje / RAyner....) </text:p>
            </text:list-item>
            <text:list-item>
              <text:p text:style-name="P74"><text:span text:style-name="T25">vs. being pulled towards the center of gravity (Vitu). </text:span><text:span text:style-name="T16">I'm not sure whether I want to.</text:span></text:p>
            </text:list-item>
          </text:list>
        </text:list-item>
        <text:list-item>
          <text:p text:style-name="P76">First explain the other two hypotheses, and explain the CoG hypothesis only at the end, because:</text:p>
          <text:list>
            <text:list-item>
              <text:p text:style-name="P76">it is directly related to how you analyzed the data </text:p>
            </text:list-item>
            <text:list-item>
              <text:p text:style-name="P75"><text:span text:style-name="T25">and this is actually the punch of the data! </text:span><text:span text:style-name="T16">I'm not sure whet</text:span><text:span text:style-name="T17">h</text:span><text:span text:style-name="T16">er I agree.</text:span><text:span text:style-name="T18"> For me the main message is still that based on object-based theories the eyes should (automatically) go to the graspable part, but they don't. Instead, they go to the CoG, which is a 'bonus' finding on which we could base many other studies from now on, but it was not the purpose of this one.</text:span></text:p>
            </text:list-item>
          </text:list>
        </text:list-item>
        <text:list-item>
          <text:p text:style-name="P77">The affordance and information hypothesis are the ones that come to mind when thinking of the type of objects you chose. If you say too early that there is a quite systematic tendency to move the eyes towards the center of objects, then people will wonder why you ever thought this might not be the case with action-related objects!!</text:p>
        </text:list-item>
      </text:list>
      <text:h text:style-name="Heading_20_1" text:outline-level="1">Page : 5 Line : 105 Author : francoise 12/07/2013</text:h>
      <text:list xml:id="list8565899548835159317" text:style-name="L8">
        <text:list-item>
          <text:p text:style-name="P79">Start with the affordance hypothesis as this clearly justifies doing this study with action-related objects. </text:p>
        </text:list-item>
        <text:list-item>
          <text:p text:style-name="P79">In that case, the fact that no-one took the CoG into account </text:p>
          <text:list>
            <text:list-item>
              <text:p text:style-name="P79">can be mentioned only once, at the end of the CoG paragraph, </text:p>
            </text:list-item>
            <text:list-item>
              <text:p text:style-name="P78"><text:span text:style-name="T26">or should be formulated here as:.</text:span><text:span text:style-name="T3">"However, the location of the CoG of the objects was not taken into account, while as we will see below there is a quite systematic tendency to move the eyes towards the center of gravity of peripheral visual configuration. Therefore, it remains unclear whether the observed tendency to look at an object's handle might simply be explained by the low-level properties of the stimuli".</text:span></text:p>
            </text:list-item>
          </text:list>
        </text:list-item>
      </text:list>
      <text:h text:style-name="Heading_20_1" text:outline-level="1">Page : 5 Line : 107 Author : francoise 12/07/2013</text:h>
      <text:p text:style-name="P1">I would mention somewhere here that the part that is opposite to the handle may also be the most</text:p>
      <text:p text:style-name="P1">informative part for object recognition, irrespective of the function of the object. <text:span text:style-name="T19">I'm not sure whether that's the case for our objects, even though I presented it like that at ECEM.</text:span></text:p>
      <text:h text:style-name="Heading_20_1" text:outline-level="1">Page : 6 Line : 119 Author : francoise 12/07/2013</text:h>
      <text:p text:style-name="P1">So was the distribution of landing positions near the center of the object??? <text:span text:style-name="T20">It was a cueing task.</text:span></text:p>
      <text:h text:style-name="Heading_20_1" text:outline-level="1">Page : 6 Line : 121 Author : francoise 12/07/2013</text:h>
      <text:p text:style-name="P1">"contained more pixels" would probably sound better!</text:p>
      <text:h text:style-name="Heading_20_1" text:outline-level="1">Page : 6 Line : 130 Author : francoise 12/07/2013</text:h>
      <text:p text:style-name="P1">"the distribution of saliency" would be better??</text:p>
      <text:h text:style-name="Heading_20_1" text:outline-level="1">Page : 6 Line : 131 Author : francoise 12/07/2013</text:h>
      <text:p text:style-name="P36">In 'The Current Study', about the fact that no-one took the CoG into account: </text:p>
      <text:list xml:id="list4110567368830457380" text:style-name="L9">
        <text:list-item>
          <text:p text:style-name="P81">Dont' repeat it here</text:p>
        </text:list-item>
        <text:list-item>
          <text:p text:style-name="P80"><text:span text:style-name="T27">Just say at the end of the Center/CoG section: </text:span><text:span text:style-name="T4">"Thus, it remains possible that all previously </text:span><text:soft-page-break/><text:span text:style-name="T4">reported effects of affordance and information-related processes on the overt and/or covert orientating of attention, as well as the PVP effect might simply be the effect of bottom-up center-of-gravity type processes...”</text:span></text:p>
        </text:list-item>
      </text:list>
      <text:h text:style-name="Heading_20_1" text:outline-level="1">Page : 7 Line : 140 Author : francoise 12/07/2013</text:h>
      <text:p text:style-name="P1">We cannot be sure what refixations were for, so I removed it!</text:p>
      <text:h text:style-name="Heading_20_1" text:outline-level="1">Page : 7 Line : 142 Author : francoise 12/07/2013</text:h>
      <text:p text:style-name="P36">In 'The Current Study', about the fact that we carried out a saliency-map simulation”: </text:p>
      <text:list xml:id="list880286958840611564" text:style-name="L10">
        <text:list-item>
          <text:p text:style-name="P54">To predict the distribution of landing positions??? </text:p>
        </text:list-item>
        <text:list-item>
          <text:p text:style-name="P54">Not clear what your analysis was for. </text:p>
        </text:list-item>
        <text:list-item>
          <text:p text:style-name="P54">You would need either to detail a bit more here or remove it from here.</text:p>
        </text:list-item>
      </text:list>
      <text:h text:style-name="Heading_20_1" text:outline-level="1">Page : 7 Line : 153 Author : francoise 12/07/2013</text:h>
      <text:p text:style-name="P16">About “to foresee the results”:</text:p>
      <text:list xml:id="list5364531749459596525" text:style-name="L11">
        <text:list-item>
          <text:p text:style-name="P82">I wouldn't do that.</text:p>
        </text:list-item>
        <text:list-item>
          <text:p text:style-name="P82">I think a sentence like the last one I proposed for the chapeau would be largely sufficient!</text:p>
        </text:list-item>
        <text:list-item>
          <text:p text:style-name="P112">Summary main comments Intro<text:span text:style-name="T29">duction:</text:span></text:p>
        </text:list-item>
        <text:list-item>
          <text:p text:style-name="P116">Change introduction to highlight the fundamental question behind it</text:p>
        </text:list-item>
        <text:list-item>
          <text:p text:style-name="P116">Only very briefly mention the three possibilities in the chapeu.</text:p>
        </text:list-item>
        <text:list-item>
          <text:p text:style-name="P116">Include the PVL as a hypothesis/ contrast it with the CoG hypothesis</text:p>
        </text:list-item>
        <text:list-item>
          <text:p text:style-name="P117">Change the order: first object-based hypotheses, and end with the CoG hypothesis</text:p>
        </text:list-item>
      </text:list>
      <text:h text:style-name="Heading_20_1" text:outline-level="1">Page : 8 Line : 166 Author : francoise 12/07/2013</text:h>
      <text:p text:style-name="P14">Mention that stimuli where on white background</text:p>
      <text:h text:style-name="Heading_20_1" text:outline-level="1">Page : 9 Line : 177 Author : francoise 12/07/2013</text:h>
      <text:p text:style-name="P37">About “to retain participants naivety”:</text:p>
      <text:p text:style-name="P1">Sounds a bit bizarre! Would something like <text:span text:style-name="T2">"to reduce the possibility that participants may adopt</text:span></text:p>
      <text:p text:style-name="P1"><text:span text:style-name="T2">specific strategies as a result of the particular set of selected objects."</text:span> be better??</text:p>
      <text:h text:style-name="Heading_20_1" text:outline-level="1">Page : 9 Line : 187 Author : francoise 12/07/2013</text:h>
      <text:list xml:id="list5285213130725002837" text:style-name="L12">
        <text:list-item>
          <text:p text:style-name="P55">So it was a 0-ms gap (or step paradigm) and in the other half it was an overlap paradigm??</text:p>
        </text:list-item>
        <text:list-item>
          <text:p text:style-name="P83">Say that explicitly here.</text:p>
        </text:list-item>
      </text:list>
      <text:h text:style-name="Heading_20_1" text:outline-level="1">Page : 9 Line : 189 Author : francoise 12/07/2013</text:h>
      <text:p text:style-name="P1">You forgot to give the eccentricity of the stimuli and whether this was held constant or not and</text:p>
      <text:p text:style-name="P1">why!!! <text:span text:style-name="T21">In Procedure.</text:span></text:p>
      <text:h text:style-name="Heading_20_1" text:outline-level="1">Page : 10 Line : 209 Author : francoise 12/07/2013</text:h>
      <text:p text:style-name="P15">Rephrase fixation check.</text:p>
      <text:h text:style-name="Heading_20_1" text:outline-level="1">Page : 10 Line : 211 Author : francoise 12/07/2013</text:h>
      <text:p text:style-name="P15">What happened when fixation dot failed?</text:p>
      <text:h text:style-name="Heading_20_1" text:outline-level="1"><text:soft-page-break/>Page : 10 Line : 212 Author : francoise 12/07/2013</text:h>
      <text:p text:style-name="P1">with no eye movement or no button press???</text:p>
      <text:h text:style-name="Heading_20_1" text:outline-level="1">Page : 10 Line : 213 Author : francoise 12/07/2013</text:h>
      <text:p text:style-name="P38">About feedback:</text:p>
      <text:list xml:id="list379935153970461669" text:style-name="L13">
        <text:list-item>
          <text:p text:style-name="P56">at the beginning of the next trial?? Not clear. </text:p>
        </text:list-item>
        <text:list-item>
          <text:p text:style-name="P84"><text:span text:style-name="T1">If this was not the fixation dot of the next trial, then why not saying </text:span><text:span text:style-name="T5">"a red (for incorrect) and a green (for correct) dot was displayed in the center-bottom part of the screen for 500 ms..."</text:span><text:span text:style-name="T1">?? </text:span></text:p>
        </text:list-item>
        <text:list-item>
          <text:p text:style-name="P85">Was there some fixed inter-trial interval with an empty screen??</text:p>
        </text:list-item>
      </text:list>
      <text:h text:style-name="Heading_20_1" text:outline-level="1">Page : 10 Line : 220 Author : francoise 12/07/2013</text:h>
      <text:p text:style-name="P1">I would move the first four paragraphs to a "Data selection and analysis" section at the end of the</text:p>
      <text:p text:style-name="P1">methods.</text:p>
      <text:h text:style-name="Heading_20_1" text:outline-level="1">Page : 11 Line :223Author : francoise 12/07/2013</text:h>
      <text:p text:style-name="P3">of the screen?? </text:p>
      <text:h text:style-name="Heading_20_1" text:outline-level="1">Page: 11 Line : 223 Author : francoise 12/07/2013</text:h>
      <text:p text:style-name="P3">what was the criterion for anticipatory saccades?? Latency less than 80ms??</text:p>
      <text:h text:style-name="Heading_20_1" text:outline-level="1">Page : 11 Line : 224 Author : francoise 12/07/2013</text:h>
      <text:list xml:id="list2756986986932034679" text:style-name="L14">
        <text:list-item>
          <text:p text:style-name="P57">You didn't filter out trials with blinks before or after the saccades under analysis? I would and I always do (I think blinks are a problem for the Eyelink too as they may bias estimation of the onset time of a saccade as well as its landing position.</text:p>
        </text:list-item>
      </text:list>
      <text:p text:style-name="P31"><text:span text:style-name="T1">A</text:span>sk SM!</text:p>
      <text:h text:style-name="Heading_20_1" text:outline-level="1">Page : 11 Line : 229 Author : francoise 12/07/2013</text:h>
      <text:p text:style-name="P1"><text:span text:style-name="T28">About normalisation procedure: </text:span>Not sure I understand what you mean here.</text:p>
      <text:h text:style-name="Heading_20_1" text:outline-level="1">Page: 11 Line : 231 Author : francoise 12/07/2013</text:h>
      <text:p text:style-name="P17">About “landing positions ranged between -.5 and .5: </text:p>
      <text:p text:style-name="P4">from the center of the object??</text:p>
      <text:h text:style-name="Heading_20_1" text:outline-level="1">Page : 11 Line : 233 Author : francoise 12/07/2013</text:h>
      <text:p text:style-name="P1">I think it would still be worth reporting where on average (across all conditions) the eyes landed</text:p>
      <text:p text:style-name="P1">along the vertical axis to tell the reader that the eyes landed on the objects and did not land below</text:p>
      <text:p text:style-name="P1">the object or so...</text:p>
      <text:h text:style-name="Heading_20_1" text:outline-level="1">Page : 12 Line : 249 Author : francoise 12/07/2013</text:h>
      <text:p text:style-name="P39">About: <text:span text:style-name="T7">“Because we tested the landing positions of three saccades (see below)</text:span><text:span text:style-name="Marque_20_de_20_commentaire"><text:span text:style-name="T7"> </text:span></text:span><text:span text:style-name="T7">with two different reference points ...”</text:span></text:p>
      <text:p text:style-name="Text_20_body">why not saying it here?? It sounds very mysterious!!</text:p>
      <text:h text:style-name="Heading_20_1" text:outline-level="1">Page : 12 Line : 252 Author : francoise 12/07/2013</text:h>
      <text:p text:style-name="P40">About collapsing across Respons Hand and Orientation:</text:p>
      <text:list xml:id="list1972915891173926936" text:style-name="L15">
        <text:list-item>
          <text:p text:style-name="P119">About footnote: I didn't get that point! </text:p>
        </text:list-item>
        <text:list-item>
          <text:p text:style-name="P119"><text:soft-page-break/>And was there an interaction between Response Hand and Orientation? Because it is legitimate to remove these variables from the analysis only if they did not interact, no??</text:p>
        </text:list-item>
        <text:list-item>
          <text:p text:style-name="P118"><text:span text:style-name="T30">Also, I fear reviewers will ask whether target direction (upper vs. lower) and eccentricity (3 vs. 5) had an effect. I'm pretty sure these variables had no effect, but maybe it would be good to report that quickly here as well. After all, you manipulated these variables. </text:span><text:span text:style-name="T32">But not as part of the design, just to vary them.</text:span></text:p>
        </text:list-item>
        <text:list-item>
          <text:p text:style-name="P119">Same for step vs. overlap, although you probably report that below in the time course analysis??</text:p>
        </text:list-item>
        <text:list-item>
          <text:p text:style-name="P118"><text:span text:style-name="T30">And was there an interaction between gap/overlap and handle orientation as well as hand of response?? Because under the hypothesis that higher-level influences take longer than low-level ones, we could expect an effect of handle orientation only on overlap trials... </text:span><text:span text:style-name="T32">Note that even the CoG would be an “effect” of Orientation.</text:span></text:p>
        </text:list-item>
      </text:list>
      <text:h text:style-name="Heading_20_1" text:outline-level="1">Page : 12 Line : 254 Author : francoise 12/07/2013</text:h>
      <text:p text:style-name="P40">About removing outliers: </text:p>
      <text:list xml:id="list6026430954336483772" text:style-name="L16">
        <text:list-item>
          <text:p text:style-name="P120">By doing so, don't you reduce the possibility of observing biases towards the handle or away??</text:p>
        </text:list-item>
        <text:list-item>
          <text:p text:style-name="P120">We always consider the full distribution of landing positions on selected trials.</text:p>
        </text:list-item>
      </text:list>
      <text:h text:style-name="Heading_20_1" text:outline-level="1">Page : 12 Line : 254 Author : francoise 12/07/2013</text:h>
      <text:p text:style-name="P1">on average across analyses?</text:p>
      <text:h text:style-name="Heading_20_1" text:outline-level="1">Page : 13 Line : 268 Author : francoise 12/ 07/2013</text:h>
      <text:p text:style-name="P1">Do you mean "did not contain an equal number of repetitions/instances of each object"?</text:p>
      <text:h text:style-name="Heading_20_1" text:outline-level="1">Page : 13 Line : 268 Author : francoise 12/07/2013</text:h>
      <text:p text:style-name="P41">At the end of the EM results:</text:p>
      <text:list xml:id="list1698877756726440120" text:style-name="L17">
        <text:list-item>
          <text:p text:style-name="P86"><text:span text:style-name="T1">Why not including here (or describing quickly and referring to graphs in the supplementary materials) a time-based analysis of landing positions or at least an analysis of landing positions for gap vs. overlap trials separately? After all, you manipulated this variable, and we would need to know if this indeed affected saccade latencies and had any influence on landing positions... In any case, you need to give the mean latency of saccades in the different conditions, somewhere in the results section and/or the supplementary materials. This goes with landing sites and cannot be completely skipped. </text:span><text:span text:style-name="T33">I don't agree about mentioning the Gap effect.</text:span></text:p>
        </text:list-item>
      </text:list>
      <text:h text:style-name="Heading_20_1" text:outline-level="1">Page : 13 Line : 268 Author : francoise 12/07/2013</text:h>
      <text:p text:style-name="P1"><text:span text:style-name="T45">A</text:span>dd the distributions of landing positions to show that the means' trend towards the center of gravity and the center of objects for initial saccades did not come from a bimodal distribution with half the landing positions on one side of the object and the other half on the other side. <text:span text:style-name="T34">There are no trends towards the CoG nor towards the center. </text:span><text:span text:style-name="T35">The initial landing position does depend on orientation, but the direction of the bias (towards or a away) depends on the reference point. That's the main conclusion of Experiment 1, and the reason why we did Experiment 2.</text:span></text:p>
      <text:h text:style-name="Heading_20_1" text:outline-level="1">Page : 13 Line : 275 Author : francoise 12/07/2013</text:h>
      <text:p text:style-name="P1">You would need to give the % of correct responses, unless you gave it earlier and I missed it!</text:p>
      <text:h text:style-name="Heading_20_1" text:outline-level="1">Page : 13 Line : 280 Author : francoise 12/07/2013</text:h>
      <text:p text:style-name="P1">Your discussion contains all the relevant info, but somehow the links are missing and it is not</text:p>
      <text:p text:style-name="P1"><text:soft-page-break/>punchy enough and linked enough to the three hypotheses considered in the intro. You need to tell <text:span text:style-name="T46">a </text:span>story in the discussion, even short, and not to simply list facts.</text:p>
      <text:h text:style-name="Heading_20_1" text:outline-level="1">Page : 13 Line : 281 Author : francoise 12/07/2013</text:h>
      <text:list xml:id="list699086138142692519" text:style-name="L18">
        <text:list-item>
          <text:p text:style-name="P58">I would first recall the lack of an effect of handle orientation and high-level processes on initial landing positions and then recall where the eyes initially landed, that is near the center and even closer to the CoG, but with a bias towards or away from the handle depending on the reference point. </text:p>
        </text:list-item>
        <text:list-item>
          <text:p text:style-name="P58">Then, I would move to the refixation data by saying that although these seemed to be under the influence of higher-level processes, they still showed no affordance-type effect, but the opposite, thus suggesting instead that informativity intervenes to guide the eyes, but insisting on the fact that it is later on, once the object has been brought in foveal vision.</text:p>
        </text:list-item>
        <text:list-item>
          <text:p text:style-name="P58">Then, I would raise the possibility that the lack of a bias towards the handle could eventually be due to the stimuli that were selected for the experiment or so, given that the data showed, unlike previous studies no effect of the compatibility between hand and handle orientation on manual response times. </text:p>
        </text:list-item>
        <text:list-item>
          <text:p text:style-name="P87"><text:span text:style-name="T1">And I would add something like "</text:span><text:span text:style-name="T5">However, we think this is unlikely. Rather the lack of an effect of handle side on manual RT was probably due to the online saccade detection algo..."</text:span><text:span text:style-name="T1"> something like that...</text:span></text:p>
        </text:list-item>
      </text:list>
      <text:h text:style-name="Heading_20_1" text:outline-level="1">Page : 14 Line : 286 Author : francoise 12/07/2013</text:h>
      <text:p text:style-name="P1">But what is the alternative to the CoG hypothesis?? Aiming at the center of objects to get close to a</text:p>
      <text:p text:style-name="P1">presumed OVP?? But this hypothesis was not clearly presented in the intro. <text:span text:style-name="T36">Here, the alternative hypotheses are the affordance versus the action-direction hypothesis, depending on the reference point.</text:span></text:p>
      <text:h text:style-name="Heading_20_1" text:outline-level="1">Page : 14 Line : 286 Author : francoise 12/07/2013</text:h>
      <text:p text:style-name="P42">About 'aiming for the CoG':</text:p>
      <text:list xml:id="list400093763678365016" text:style-name="L19">
        <text:list-item>
          <text:p text:style-name="P59">not well formulated</text:p>
        </text:list-item>
        <text:list-item>
          <text:p text:style-name="P59"><text:s/>in general, it is agreed (with a few exceptions) that when the eyes move towards the center of gravity of a visual configuration, it is not voluntary, but rather the effect of low-level visuo-motor, SC type mechanisms. </text:p>
        </text:list-item>
        <text:list-item>
          <text:p text:style-name="P59">Thus, aiming at the CoG makes no real sense. </text:p>
        </text:list-item>
        <text:list-item>
          <text:p text:style-name="P88"><text:span text:style-name="T49">I would rephrase, saying something like </text:span><text:span text:style-name="T6">"it is possible that the tendency to move the eyes towards the center of gravity of the object was counterbalanced to some extent by the fact that the extent of the stimulation in both left and right hemifields was comparable (given that the objects were centered on the vertical meridian) and this maybe favored the execution of pure vertical saccades (recalling maybe that vertical saccades require the combined activity of left and right SC...)”</text:span></text:p>
        </text:list-item>
        <text:list-item>
          <text:p text:style-name="P89">If this were the case, it would be a center of gravity effect. What is phrased above is exactly what I think happened in Experiment 2. But even for Experiment 2 I do not want to phrase it like that, because it is just a first study, actually set up to investigate something else, <text:span text:style-name="T50">and I think it is too soon to really draw conclusions about the SC.</text:span></text:p>
        </text:list-item>
      </text:list>
      <text:h text:style-name="Heading_20_1" text:outline-level="1">Page : 14 Line : 297 Author : francoise 12/07/2013</text:h>
      <text:p text:style-name="P43">About why we think we did not find an affordance effect:</text:p>
      <text:p text:style-name="P1">Not clear to me, would require to be a bit more detailed and/or clarified...</text:p>
      <text:p text:style-name="P47"><text:soft-page-break/><text:span text:style-name="T51">Summary comments on</text:span> Experiment 1</text:p>
      <text:list xml:id="list2324953176762368421" text:style-name="L20">
        <text:list-item>
          <text:p text:style-name="P121">Many more analyses are possible.</text:p>
        </text:list-item>
        <text:list-item>
          <text:p text:style-name="P121">The Discussion should already interpret the results</text:p>
        </text:list-item>
        <text:list-item>
          <text:p text:style-name="P122">I don't think the results form Experiment 1 and the reason for carrying out Experiment 2 are clear.</text:p>
        </text:list-item>
        <text:list-item>
          <text:p text:style-name="P123">Vertical meridian</text:p>
        </text:list-item>
        <text:list-item>
          <text:p text:style-name="P122">The reasoning behind the explanation for the absence of an effect are unclear.</text:p>
        </text:list-item>
        <text:list-item>
          <text:p text:style-name="P124">The absence of an affordance effect worries FV</text:p>
        </text:list-item>
      </text:list>
      <text:p text:style-name="P44"/>
      <text:h text:style-name="Heading_20_1" text:outline-level="1">Page : 14 Line : 306 Author : francoise 12/07/2013</text:h>
      <text:p text:style-name="P1">said it this way is confusing and given that 'saccadic undershoot" is always used to refer to the</text:p>
      <text:p text:style-name="P5">undershoot along the target axis. </text:p>
      <text:p text:style-name="P19">Before, I had the impression that FV did not believe at all in the 'bias towards the vertical meridian' at all.</text:p>
      <text:p text:style-name="P19">In any case, I don't think it is important WHY it was the case. It is just that the fact that the bias in initial saccades is significant but in opposite directions, suggests that something like this was the case. I'm not interesting in the underlying reasons, we just made sure we got rid of this confound in Experiment 2. </text:p>
      <text:p text:style-name="P19">If wanted, I could speculate a bit more about the possibile underlying reasons for the bias towards the vertical meridian in the ESM, but not in the main text.</text:p>
      <text:h text:style-name="Heading_20_1" text:outline-level="1">Page : 15 Line : 311 Author : francoise 12/07/2013</text:h>
      <text:p text:style-name="P1">And what about the online saccade-detection algo??? That would need to be recalled here since you suggested above that it is important to find an effect of response compatibility on manual RT to convince people that your experiment did not fail to reflect affordance-type effects because of the procedure or design or so...</text:p>
      <text:p text:style-name="P20">Not a good idea to emphasise its absence. </text:p>
      <text:h text:style-name="Heading_20_1" text:outline-level="1">Page : 15 Line : 319 Author : francoise 12/07/2013</text:h>
      <text:p text:style-name="P45">About the online algorithm: </text:p>
      <text:p text:style-name="P35">I still didn't get that point... I think you need to develop it a bit more here or above...</text:p>
      <text:h text:style-name="Heading_20_1" text:outline-level="1">Page : 15 Line : 323 Author : francoise 12/07/2013</text:h>
      <text:p text:style-name="P1">Idem for blinks...</text:p>
      <text:p text:style-name="P32">SM</text:p>
      <text:h text:style-name="Heading_20_1" text:outline-level="1">Page : 15 Line : 324 Author : francoise 12/07/2013</text:h>
      <text:p text:style-name="P1">Next time, you could avoid that by making button press effective only when a saccade outside of</text:p>
      <text:p text:style-name="P1">the fixation region or so is detected. This is what we did in Soazig's experiments as many other</text:p>
      <text:p text:style-name="P1">experiments. However, I realize that maybe it makes no sense in a paradigm like yours where you</text:p>
      <text:p text:style-name="P1">measure manual RTs!! Anyway, I leave that comment here so that it is useful for some of your</text:p>
      <text:p text:style-name="P1">experiments, when you don't care about manual Rts!!!!</text:p>
      <text:p text:style-name="P21">This is exactly what we did in Experiment 1 and what went wrong (led to the absence of an effect on RT), which is why we changed it in Experiment 2.</text:p>
      <text:h text:style-name="Heading_20_1" text:outline-level="1"><text:soft-page-break/>Page : 16 Line : 334 Author : francoise 12/07/2013</text:h>
      <text:p text:style-name="P1">Again, did they interact, and did they interact with gap/overlap.... See my comments for Exp1.</text:p>
      <text:p text:style-name="P1">Same here...</text:p>
      <text:h text:style-name="Heading_20_1" text:outline-level="1">Page : 16 Line : 336 Author : francoise 12/07/2013</text:h>
      <text:p text:style-name="P46">About the CoG and simulated saccades (see below):</text:p>
      <text:p text:style-name="P1">Not clear yet what it was for... I think you need to tell more about this analysis above or here...And</text:p>
      <text:p text:style-name="P1">wouldn't it be better to say something like "the most salient point in the object"??</text:p>
      <text:p text:style-name="P22">It is impossible to</text:p>
      <text:list xml:id="list6663358171060271245" text:style-name="L21">
        <text:list-item>
          <text:p text:style-name="P90">Move the 'data analysis' part to the Method section</text:p>
        </text:list-item>
        <text:list-item>
          <text:p text:style-name="P90">And mention the analysed saccades before describing the planned analysis.</text:p>
        </text:list-item>
      </text:list>
      <text:p text:style-name="P22">It's either/or.</text:p>
      <text:h text:style-name="Heading_20_1" text:outline-level="1">Page : 16 Line : 339 Author : francoise 12/07/2013</text:h>
      <text:p text:style-name="P1">Again, you need to provide further evidence for this by plotting the distributions of landing</text:p>
      <text:p text:style-name="P1">positions even if the figure is presented in the Supplementary material only.</text:p>
      <text:h text:style-name="Heading_20_1" text:outline-level="1">Page : 16 Line : 347 Author : francoise 12/07/2013</text:h>
      <text:list xml:id="list4973136573685235832" text:style-name="L22">
        <text:list-item>
          <text:p text:style-name="P97"><text:span text:style-name="T1">I'm not sure, as you may have some variability in saccade latencies that turns out to make that some refixations occurred earlier than some initial saccades... </text:span><text:span text:style-name="T37">In the graph it can be seen that </text:span><text:span text:style-name="T38">it is unlikely that this occurred often.</text:span></text:p>
        </text:list-item>
        <text:list-item>
          <text:p text:style-name="P60">Why not carrying out the analysis over all saccades with their onset from stimulus onset as the time measure??? <text:s/>I thought that's what you did for your ECEM talk?? </text:p>
          <text:list>
            <text:list-item>
              <text:p text:style-name="P91">Although that Figure looked really nice, it is misleading because </text:p>
              <text:list>
                <text:list-item>
                  <text:p text:style-name="P98"><text:span text:style-name="T39">T</text:span><text:span text:style-name="T33">here is a fundamental difference between initial saccades and refixations: the former are made towards a stimulus (far) in the periphery, whereas the others are made within an object in foveal vision. </text:span></text:p>
                </text:list-item>
                <text:list-item>
                  <text:p text:style-name="P92">It 'glues' the last Sacc1 bin to the first Sacc2 bin, although in reality there is a gap (which I find interesting and worth interpreting, for example in terms of the above reasoning).</text:p>
                </text:list-item>
              </text:list>
            </text:list-item>
            <text:list-item>
              <text:p text:style-name="P99"><text:span text:style-name="T31">On the one hand, it would not hurt to include </text:span><text:span text:style-name="T40">the ECEM</text:span><text:span text:style-name="T31"> Figure, but on the other hand </text:span></text:p>
              <text:list>
                <text:list-item>
                  <text:p text:style-name="P92">it will be redundant and even less informative than the current one</text:p>
                </text:list-item>
                <text:list-item>
                  <text:p text:style-name="P92">it may lead to confusion</text:p>
                </text:list-item>
                <text:list-item>
                  <text:p text:style-name="P92">and I have limited space</text:p>
                </text:list-item>
              </text:list>
            </text:list-item>
          </text:list>
        </text:list-item>
        <text:list-item>
          <text:p text:style-name="P97"><text:span text:style-name="T1">And why not reporting the same analysis for Exp1, which may be easy to do, if you used LME from the start (see below)?? </text:span><text:span text:style-name="T33">Because we believe there was a confound in Experiment 1, which is why we did Experiment 2. Doing all kinds of analyses for Experiment 1 and then concluding that the results will be difficult to interpret, is a waste of time for the reader.</text:span></text:p>
        </text:list-item>
      </text:list>
      <text:h text:style-name="Heading_20_1" text:outline-level="1">Page : 16 Line : 349 Author : francoise 12/07/2013</text:h>
      <text:p text:style-name="P1">Why not using LME from the beginning and in both experiments?? This would be a way to see whether throwing in target eccentricity, target direction... played a role, and would justify not testing</text:p>
      <text:p text:style-name="P1">the effect of gap/overlap but throwing in instead saccade latency?? It is true that all the manipulated</text:p>
      <text:p text:style-name="P1">variables had only two levels and were not continuous variables... but somehow it may sound a bit</text:p>
      <text:p text:style-name="P1">bizarre to adopt two types of statistical analyses in the same paper... and that way you would gain</text:p>
      <text:p text:style-name="P1">space as there would be one single model for Exp 1 (with all the stats for the tested effects) in just</text:p>
      <text:p text:style-name="P1">one table and same for Exp 2... <text:span text:style-name="T47">WHAT DO YOU THINK SEBASTIAAN???</text:span></text:p>
      <text:p text:style-name="P18">In general: I only want to include analyses that are useful for answering our questions:</text:p>
      <text:list xml:id="list1220999404809024000" text:style-name="L23">
        <text:list-item>
          <text:p text:style-name="P93">Where on the object the eyes land</text:p>
        </text:list-item>
        <text:list-item>
          <text:p text:style-name="P93">How are they distributed</text:p>
        </text:list-item>
        <text:list-item>
          <text:p text:style-name="P93"><text:soft-page-break/>And, if there are systematic biases, what is the time course of these biases</text:p>
        </text:list-item>
      </text:list>
      <text:h text:style-name="Heading_20_1" text:outline-level="1">Page : 17 Line : 355 Author : francoise 12/07/2013</text:h>
      <text:list xml:id="list583664219244413836" text:style-name="L24">
        <text:list-item>
          <text:p text:style-name="P100"><text:span text:style-name="T1">This is a very nice and compelling figure. However, it is not clear from the text at least (I didn't read the legend), that for refixations you took the latency of the saccade from stimulus onset given the confusion related to refixations. </text:span><text:span text:style-name="T33">Given the confusion ???</text:span></text:p>
        </text:list-item>
        <text:list-item>
          <text:p text:style-name="P101"><text:span text:style-name="T1">Also I wonder whether representing landing positions as a function of binned saccade latency fits well with LME modelling. </text:span><text:span text:style-name="T33">In the Figure caption it says that binning is for plotting purposes only.</text:span></text:p>
          <text:list>
            <text:list-item>
              <text:p text:style-name="P101"><text:span text:style-name="T1">Since saccade latency is entered, I presume, as a continuous variable, it would make more sense to fit the observed data with a LOWESS function or so (Marina did this; see her VR paper and ask Eric or Sebastiaan for further questions, not me!!) and represent that estimated function instead of the mean landing position for each latency bin. What do you think?? </text:span><text:span text:style-name="T48">SM</text:span></text:p>
            </text:list-item>
            <text:list-item>
              <text:p text:style-name="P94">I want to plot the refixations as well. What kind of function do we use for fitting? </text:p>
            </text:list-item>
          </text:list>
        </text:list-item>
      </text:list>
      <text:h text:style-name="P111" text:outline-level="1">Page : 17 Line : 357 Author : francoise 12/07/2013</text:h>
      <text:p text:style-name="P1">I thought you said above that you did this analysis only for initial saccades?? I'm a bit confused...!!!</text:p>
      <text:p text:style-name="P23">I did the <text:span text:style-name="T2">regression analysis </text:span>only for initial saccades, because this is the one about which we have clear predictions.</text:p>
      <text:h text:style-name="Heading_20_1" text:outline-level="1">Page : 17 Line : 364 Author : francoise 12/07/2013</text:h>
      <text:p text:style-name="P1">What you may also gain from LME modelling (from the little I know!) is that this interaction may turn out to be significant, given that items, I guess, can be entered as a random factor... (Again see this with Eric or Sebastiaan, as I am certainly not the expert on this)... But that would probably be worth trying as I think the only weakeness of the paper (if there is any) is the fact that you failed to replicate the affordance effect on manual RTs in both experiments. I fear some reviewers may not like that...</text:p>
      <text:p text:style-name="P24">If wanted, we could say two things about this:</text:p>
      <text:list xml:id="list1319448373118530977" text:style-name="L25">
        <text:list-item>
          <text:p text:style-name="P95">Number of participants</text:p>
        </text:list-item>
        <text:list-item>
          <text:p text:style-name="P95">Fact that the object was originally presented in the periphery (cf. My master's thesis)</text:p>
        </text:list-item>
      </text:list>
      <text:p text:style-name="P24">In any case this paper is not good news for the affordance theory...</text:p>
      <text:h text:style-name="Heading_20_1" text:outline-level="1">Page : 17 Line : 371 Author : francoise 12/07/2013</text:h>
      <text:p text:style-name="P6"><text:span text:style-name="T52">About “</text:span>In this case, given that the CoG is the saccade-target locatio<text:span text:style-name="Marque_20_de_20_commentaire">n”</text:span></text:p>
      <text:p text:style-name="P6">NO!!! You can't say that!!!!</text:p>
      <text:h text:style-name="Heading_20_1" text:outline-level="1">Page : 17 Line : 373 Author : francoise 12/07/2013</text:h>
      <text:p text:style-name="P30">About undershoot … </text:p>
      <text:p text:style-name="P7">This is confusing, I didn't get that...I would remove the whole sentence.</text:p>
      <text:h text:style-name="Heading_20_1" text:outline-level="1">Page : 18 Line : 377 Author : francoise 12/07/2013</text:h>
      <text:p text:style-name="P1">I would remove it from here, since you say it in more details a few lines below.</text:p>
      <text:h text:style-name="Heading_20_1" text:outline-level="1">Page : 18 Line : 380 Author : francoise 12/07/2013</text:h>
      <text:p text:style-name="P102">About informativeness:</text:p>
      <text:p text:style-name="P8">Ah, finally!!! Maybe a bit too late, though!!!</text:p>
      <text:h text:style-name="Heading_20_1" text:outline-level="1"><text:soft-page-break/>Page : 18 Line : 385 Author : francoise 12/07/2013</text:h>
      <text:list xml:id="list565540073996277110" text:style-name="L26">
        <text:list-item>
          <text:p text:style-name="P61">but it makes sense given the gap in (binned) saccade latencies between initial and refixating saccades... </text:p>
        </text:list-item>
        <text:list-item>
          <text:p text:style-name="P61">So, to me, it is just a question of the time course... </text:p>
        </text:list-item>
        <text:list-item>
          <text:p text:style-name="P61">And actually, I do not see what would be so specific about refixations... </text:p>
        </text:list-item>
        <text:list-item>
          <text:p text:style-name="P61">Maybe, by considering all saccades in one analysis </text:p>
        </text:list-item>
        <text:list-item>
          <text:p text:style-name="P103"><text:span text:style-name="T1">and plotting the estimated function with two vertical bars indicating the longest initial-saccade latency and the shortest refixation-saccade latency, you would come to say the opposite!!!... <text:s/></text:span><text:span text:style-name="T33">What is meant by “the opposite”?</text:span></text:p>
        </text:list-item>
        <text:list-item>
          <text:p text:style-name="P61">I think it is worth trying replotting the data this way.</text:p>
        </text:list-item>
      </text:list>
      <text:p text:style-name="P48"><text:span text:style-name="T1">S</text:span>ummary comments Experiment 2</text:p>
      <text:list xml:id="list1305746328098255274" text:style-name="L27">
        <text:list-item>
          <text:p text:style-name="P125">Time course → FV doesn't agree that time since stim onset can does <text:span text:style-name="T2">not </text:span>seem to explain all variation in landing position.</text:p>
        </text:list-item>
      </text:list>
      <text:h text:style-name="Heading_20_1" text:outline-level="1">Page : 18 Line : 391 Author : francoise 12/07/2013</text:h>
      <text:p text:style-name="P9">The structure starting from here is a bit bizarre... </text:p>
      <text:list xml:id="list7379108915379671684" text:style-name="L28">
        <text:list-item>
          <text:p text:style-name="P62">I would just integrate that in the discussion of Experiment 2 </text:p>
        </text:list-item>
        <text:list-item>
          <text:p text:style-name="P104">or in the general discussion... </text:p>
        </text:list-item>
        <text:list-item>
          <text:p text:style-name="P104">(or an alternative would be to move this in the result section, but it would need to be explained before... I'm not for that option as this REALLY cool analysis shouldn't get lost..) </text:p>
        </text:list-item>
        <text:list-item>
          <text:p text:style-name="P104">This way (as you did), it doesn't really work, and not with a discussion-bis..... </text:p>
        </text:list-item>
        <text:list-item>
          <text:p text:style-name="P104">Note that it is common to add control analyses in the GD or the discussion of one experiment.</text:p>
        </text:list-item>
        <text:list-item>
          <text:p text:style-name="P104"><text:s/>And I would definitely vote for putting this in the GD as you did compare the distribution of saliency for each saccade to the results of the two experiments. And this analysis carries another important and innovative message and it should be emphasized.</text:p>
        </text:list-item>
      </text:list>
      <text:p text:style-name="P25">I use it just as a check for the possibility that the non-handle side is also the most salient one. Nothing more than that, because the analysis is not set up to compare CoG calculations with saliency calculations or anything.</text:p>
      <text:h text:style-name="Heading_20_1" text:outline-level="1">Page : 18 Line : 394 Author : francoise 12/07/2013</text:h>
      <text:p text:style-name="P1">Here and at many other places: Is this "handled" or "handle"???</text:p>
      <text:h text:style-name="Heading_20_1" text:outline-level="1">Page : 18 Line : 397 Author : francoise 12/07/2013</text:h>
      <text:list xml:id="list5396933429740457828" text:style-name="L29">
        <text:list-item>
          <text:p text:style-name="P105"><text:span text:style-name="T1">This is even more the case given that a part of your stimuli was made more salient by adding a luminous mask... </text:span><text:span text:style-name="T33">These data are not discussed in the main text. </text:span><text:span text:style-name="T41">Here, only the control trials are analysed. </text:span></text:p>
        </text:list-item>
        <text:list-item>
          <text:p text:style-name="P63">Should you mention it here and point towards the corresponding illustration and analysis in the supplementary material???</text:p>
        </text:list-item>
        <text:list-item>
          <text:p text:style-name="P107">However, I think the saliency analysis is also justified by the possible confound between the CoG of the object and the most salient point in the object.</text:p>
        </text:list-item>
        <text:list-item>
          <text:p text:style-name="P64">Indeed, saliency-type effects are more likely to occur early on, and hence on initial saccades....</text:p>
          <text:list>
            <text:list-item>
              <text:p text:style-name="P96">That's not what I'm investigating and not what I want to investigate. </text:p>
            </text:list-item>
            <text:list-item>
              <text:p text:style-name="P106"><text:span text:style-name="T42">T</text:span><text:span text:style-name="T43">he purpose of the simulation is to make sure saliency is no alternative explanation for our 'higher-level' effect.</text:span></text:p>
            </text:list-item>
            <text:list-item>
              <text:p text:style-name="P106"><text:span text:style-name="T43">Thus: </text:span><text:span text:style-name="T42">I only do the saliency simulation to compare the refixations with. </text:span></text:p>
            </text:list-item>
            <text:list-item>
              <text:p text:style-name="P96">That it will not work for the initial saccades is to be expected, because the Itti et al. Model doesn't take averaging in the periphery into account. </text:p>
            </text:list-item>
            <text:list-item>
              <text:p text:style-name="P96"><text:soft-page-break/>If I wanted to compare initial saccades with the simulation as well, I should have used a model that does take acuity drop off in the periphery etc. into account.</text:p>
            </text:list-item>
          </text:list>
        </text:list-item>
      </text:list>
      <text:h text:style-name="Heading_20_1" text:outline-level="1">Page : 19 Line : 398 Author : francoise 12/07/2013</text:h>
      <text:p text:style-name="P1">Given what I said just above about the structure, I would remove this.</text:p>
      <text:h text:style-name="Heading_20_1" text:outline-level="1">Page : 19 Line : 404 Author : francoise 12/07/2013</text:h>
      <text:p text:style-name="P1">I would remove this sentence</text:p>
      <text:h text:style-name="Heading_20_1" text:outline-level="1">Page : 19 Line : 405 Author : francoise 12/07/2013</text:h>
      <text:p text:style-name="P1">Idem</text:p>
      <text:h text:style-name="Heading_20_1" text:outline-level="1">Page : 19 Line : 414 Author : francoise 12/07/2013</text:h>
      <text:p text:style-name="P1">I would certainly present this before the simulated refixation saccades. <text:span text:style-name="T44">It's not of interest. I just mention this to be one step ahead of a possible comment for the reviewers, but the main goal was to see whether the non-handle side is more salient and therefore is an alternative explanation for the refixations.</text:span></text:p>
      <text:h text:style-name="Heading_20_1" text:outline-level="1">Page : 19 Line : 418 Author : francoise 12/07/2013</text:h>
      <text:p text:style-name="P1">That plot definitely needs to be inserted in the text. I think this is what Sebastiaan suggested and I</text:p>
      <text:p text:style-name="P1">completely agree.</text:p>
      <text:h text:style-name="Heading_20_1" text:outline-level="1">Page : 20 Line : 430 Author : francoise 12/07/2013</text:h>
      <text:p text:style-name="P1">That could be reduced and would be actually less redundant if this analysis was moved to the GD.</text:p>
      <text:p text:style-name="P26">Does this refer to 'Discussion' instead of 'General Discussion'?</text:p>
      <text:p text:style-name="P49">Summary comments Simulation</text:p>
      <text:list xml:id="list2602563546143002196" text:style-name="L30">
        <text:list-item>
          <text:p text:style-name="P126">Structure is weird (could be moved to (1) Discussion of Exp 2., (2) GD, or (3) Methods of experiment 2 (not preferable).</text:p>
        </text:list-item>
        <text:list-item>
          <text:p text:style-name="P126">More emphasis on 'confound' CoG and saliency.</text:p>
        </text:list-item>
        <text:list-item>
          <text:p text:style-name="P127">The analysis is very interesting and should be discussed, rather than be treated as a means to just check one thing.</text:p>
        </text:list-item>
      </text:list>
      <text:h text:style-name="Heading_20_1" text:outline-level="1">Page : 20 Line : 434 Author : francoise 12/07/2013</text:h>
      <text:p text:style-name="P1">I wrote that so as to allow you to mention also the possible targeting of the center of objects for</text:p>
      <text:p text:style-name="P1">optimal visual extraction (Antje's hyp)... I really think your data tell something about this, and that</text:p>
      <text:p text:style-name="P1">it should be clearly distinguished from the CoG hypothesis.</text:p>
      <text:h text:style-name="Heading_20_1" text:outline-level="1">Page : 20 Line : 434 Author : francoise 12/07/2013</text:h>
      <text:p text:style-name="P1">What about information-based processes???</text:p>
      <text:h text:style-name="Heading_20_1" text:outline-level="1">Page : 20 Line : 436 Author : francoise 12/07/2013</text:h>
      <text:list xml:id="list7434460158332986531" text:style-name="L31">
        <text:list-item>
          <text:p text:style-name="P65">In this paragraph or better, later in the GD, you may want to recall quickly the presumed neural basis of the CoG effect </text:p>
        </text:list-item>
        <text:list-item>
          <text:p text:style-name="P65">and hence the possibility that it is a default mechanism that is at work in any task </text:p>
        </text:list-item>
        <text:list-item>
          <text:p text:style-name="P65">and cite my 2008 paper in JEMR...</text:p>
        </text:list-item>
      </text:list>
      <text:h text:style-name="Heading_20_1" text:outline-level="1"><text:soft-page-break/>Page : 20 Line : 441 Author : francoise 12/07/2013</text:h>
      <text:p text:style-name="P1">You forgot Nuthmann &amp; Henderson, 2012...</text:p>
      <text:h text:style-name="Heading_20_1" text:outline-level="1">Page : 20 Line : 444 Author : francoise 12/07/2013</text:h>
      <text:p text:style-name="P1">Ah, finally!!! Shows that it should be presented from the beginning as an alternative hypothesis!!!</text:p>
      <text:h text:style-name="Heading_20_1" text:outline-level="1">Page : 21 Line : 447 Author : francoise 12/07/2013</text:h>
      <text:list xml:id="list4337140051556729327" text:style-name="L32">
        <text:list-item>
          <text:p text:style-name="P108"><text:span text:style-name="T1">I would start this paragraph with something like </text:span><text:span text:style-name="T5">"Importantly, we additionally found that the initial deviation of the eyes towards the CoG decayed over time; as the latency of initial saccades increased the eyes deviated away from the CoG and towards the non-handle side of the object. This tendency spread to refixation saccades, which wre more radically directed towards the non-handle side of the object."</text:span><text:span text:style-name="T1">. This change would allow you to remind the very important time-based analysis clearly. </text:span></text:p>
        </text:list-item>
        <text:list-item>
          <text:p text:style-name="P66">I would then add something like: "This is an important finding as it first reveals that the contribution of low-level, default mechanisms dissipates over time, thus letting possibly slower, cognitive influences to come in and affect eye guidance. </text:p>
        </text:list-item>
        <text:list-item>
          <text:p text:style-name="P66">Second, it showed, in contrast to Myachykov et al., that at any point in time, the eyes are not directed towards the objects' handle.</text:p>
        </text:list-item>
        <text:list-item>
          <text:p text:style-name="P66">One possible explanation may be that in their study, ..." I let you complete, I'm sure you see what I mean... It is important to point to these things you mentioned in the intro to close the loop.</text:p>
        </text:list-item>
      </text:list>
      <text:p text:style-name="P27"><text:span text:style-name="T1">I </text:span>would like to have separate paragraphs for (1) the absence of a handle effect, and (2) the time course.</text:p>
      <text:h text:style-name="Heading_20_1" text:outline-level="1">Page : 21 Line : 451 Author : francoise 12/07/2013</text:h>
      <text:p text:style-name="P1">I would remove that from here, and after this paragraph insert the whole saliency part, with a clear</text:p>
      <text:p text:style-name="P1">mention that the CoG could also be confounded with the most salient point early on...</text:p>
      <text:h text:style-name="Heading_20_1" text:outline-level="1">Page : 21 Line : 460 Author : francoise 12/07/2013</text:h>
      <text:p text:style-name="P1">I would move this to the beginning of the second paragraph</text:p>
      <text:p text:style-name="P28">I think it's easier if I just swap the order of these two paragraphs, instead of mixing the content of them... After all, these are two different conclusions.</text:p>
      <text:h text:style-name="Heading_20_1" text:outline-level="1">Page : 21 Line : 462 Author : francoise 12/07/2013</text:h>
      <text:p text:style-name="P1">That, I'm not sure -see above! Your interpretation still makes sense, so in case I'm right, then you</text:p>
      <text:p text:style-name="P1">may want to find a way to include that as well... Now, I start thinking you may be right, so please</text:p>
      <text:p text:style-name="P1">provide more data-based arguments for your point!!!</text:p>
      <text:p text:style-name="P28">A first step would be to first check whether saccade latencies in the last Sacc1 bin and the first Sacc2 bin overlap??</text:p>
      <text:p text:style-name="P33">SM</text:p>
      <text:h text:style-name="Heading_20_1" text:outline-level="1">Page : 22 Line : 473 Author : francoise 12/07/2013</text:h>
      <text:p text:style-name="P1">I would move that at the beginning of Paragraph 1 to remind what Exp 1 &amp; 2 were about.</text:p>
      <text:h text:style-name="Heading_20_1" text:outline-level="1">Page : 22 Line : 474 Author : francoise 12/07/2013</text:h>
      <text:list xml:id="list5699955333706510076" text:style-name="L33">
        <text:list-item>
          <text:p text:style-name="P67">I agree with you that this is an important methodological point and you need to make it, but it would fit best after you describe the discrepancy between your findings and Myachykov.</text:p>
        </text:list-item>
        <text:list-item>
          <text:p text:style-name="P67">I do believe that it is not the most important take-home message nor the punch of your paper.</text:p>
        </text:list-item>
      </text:list>
      <text:h text:style-name="Heading_20_1" text:outline-level="1"><text:soft-page-break/>Page : 22 Line : 477 Author : francoise 12/07/2013</text:h>
      <text:list xml:id="list796051600746416771" text:style-name="L34">
        <text:list-item>
          <text:p text:style-name="P68">This paragraph is a bit too long, so I would suggest to try to make your point shorter. </text:p>
        </text:list-item>
        <text:list-item>
          <text:p text:style-name="P68">Again, this is not the main message. </text:p>
        </text:list-item>
        <text:list-item>
          <text:p text:style-name="P68">Your data and the innovative analyses you made have very strong theoretical implications (for models of eye guidance in natural scenes but also about the generality of CoG phenomena as predicted by models of saccade programming) </text:p>
        </text:list-item>
        <text:list-item>
          <text:p text:style-name="P68">and these would need to be discussed.</text:p>
        </text:list-item>
        <text:list-item>
          <text:p text:style-name="P68">In fact, reminding in a last paragraph the neural basis of the CoG effect would help showing how important your finding is... </text:p>
        </text:list-item>
        <text:list-item>
          <text:p text:style-name="P68">And discussing the extent to which your finding should export to natural scenes and that this is predicted by no model, except to some extent Greg's model which has a saccade averaging component, is also important. </text:p>
        </text:list-item>
        <text:list-item>
          <text:p text:style-name="P68">And it would also be worth discussing a bit the time course of high level processes, </text:p>
        </text:list-item>
        <text:list-item>
          <text:p text:style-name="P68">how this may be speeded up for objects in context, and finally conclude on the virtues of using isolated objects as it allows to disentangle the contribution of the different processes which are obviously more difficult to tear apart in natural scenes.</text:p>
        </text:list-item>
      </text:list>
      <text:p text:style-name="P29"><text:span text:style-name="T1">I </text:span>would like to investigate all these claims in another study that has been set up for that. This one was set up for something else, so I'm not sure whether I would like to make many conclusions about eye guidance in general. It would be more logical if we use the current data to make hypotheses about it, which we will test in a following study.</text:p>
      <text:h text:style-name="Heading_20_1" text:outline-level="1">Page : 22 Line : 489 Author : francoise 12/07/2013</text:h>
      <text:p text:style-name="P1">I would move that message in a conclusion that would also remind the other important conclusions.</text:p>
      <text:p text:style-name="P50">Summary comments GD:</text:p>
      <text:list xml:id="list7898321723660757932" text:style-name="L35">
        <text:list-item>
          <text:p text:style-name="P128">Importance of taking CoG into account is not the main message</text:p>
        </text:list-item>
        <text:list-item>
          <text:p text:style-name="P130">What should be the main message is:</text:p>
          <text:list>
            <text:list-item>
              <text:p text:style-name="P129">Generality of CoG effect in EM behaviour, <text:span text:style-name="T53">natural scenes etc.</text:span></text:p>
            </text:list-item>
            <text:list-item>
              <text:p text:style-name="P130">Role of SC</text:p>
            </text:list-item>
            <text:list-item>
              <text:p text:style-name="P130">CoG versus PV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fo:text-align="center" style:justify-single-word="false" style:page-number="auto" fo:keep-with-next="always"/>
      <style:text-properties fo:color="#729fcf" style:font-name="Times New Roman1" fo:font-family="'Times New Roman'" style:font-style-name="Bold" style:font-family-generic="roman" style:font-pitch="variable" fo:font-size="14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204a87" style:font-name="Times New Roman1" fo:font-family="'Times New Roman'" style:font-style-name="Bold" style:font-family-generic="roman" style:font-pitch="variable" fo:font-size="12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3-12-12T15:36:36.940447050</meta:creation-date>
    <dc:date>2013-12-13T14:46:09.104938529</dc:date>
    <dc:creator>Lotje van der Linden</dc:creator>
    <meta:editing-duration>PT6H18M40S</meta:editing-duration>
    <meta:editing-cycles>110</meta:editing-cycles>
    <meta:generator>LibreOffice/4.1.3.2$Linux_X86_64 LibreOffice_project/410m0$Build-2</meta:generator>
    <meta:document-statistic meta:table-count="0" meta:image-count="0" meta:object-count="0" meta:page-count="14" meta:paragraph-count="368" meta:word-count="6650" meta:character-count="37146" meta:non-whitespace-character-count="30945"/>
  </office:meta>
</office:document-meta>
</file>